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use-window-font-color="true" loext:opacity="0%" style:font-name="JetBrains Mono" fo:font-size="9.80000019073486pt" fo:font-weight="bold" officeooo:rsid="00048602" officeooo:paragraph-rsid="00048602" fo:background-color="transparent" style:font-weight-asian="bold" style:font-weight-complex="bold"/>
    </style:style>
    <style:style style:name="P2" style:family="paragraph" style:parent-style-name="Preformatted_20_Text">
      <style:text-properties style:use-window-font-color="true" loext:opacity="0%" style:font-name="JetBrains Mono" fo:font-size="9.80000019073486pt" fo:background-color="transparent"/>
    </style:style>
    <style:style style:name="P3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9.80000019073486pt" officeooo:paragraph-rsid="00048602" fo:background-color="transparent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use-window-font-color="true" loext:opacity="0%" style:font-name="JetBrains Mono" fo:font-size="9.80000019073486pt" fo:background-color="transparent"/>
    </style:style>
    <style:style style:name="P5" style:family="paragraph" style:parent-style-name="Preformatted_20_Text">
      <style:text-properties style:use-window-font-color="true" loext:opacity="0%" style:font-name="JetBrains Mono" fo:font-size="9.80000019073486pt" fo:font-weight="normal" officeooo:rsid="00048602" officeooo:paragraph-rsid="00048602" fo:background-color="transparent" style:font-weight-asian="normal" style:font-weight-complex="normal"/>
    </style:style>
    <style:style style:name="P6" style:family="paragraph" style:parent-style-name="Preformatted_20_Text">
      <style:text-properties style:use-window-font-color="true" loext:opacity="0%" fo:background-color="transparent"/>
    </style:style>
    <style:style style:name="P7" style:family="paragraph" style:parent-style-name="Preformatted_20_Text">
      <style:paragraph-properties fo:margin-top="0cm" fo:margin-bottom="0.499cm" style:contextual-spacing="false"/>
      <style:text-properties style:use-window-font-color="true" loext:opacity="0%" fo:background-color="transparent"/>
    </style:style>
    <style:style style:name="P8" style:family="paragraph" style:parent-style-name="Standard">
      <style:text-properties style:use-window-font-color="true" loext:opacity="0%" fo:font-weight="bold" officeooo:rsid="00048602" officeooo:paragraph-rsid="00048602" fo:background-color="transparent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048602" officeooo:paragraph-rsid="00048602" fo:background-color="transparent" style:font-weight-asian="bold" style:font-weight-complex="bold"/>
    </style:style>
    <style:style style:name="T1" style:family="text">
      <style:text-properties fo:color="#cc7832" loext:opacity="100%"/>
    </style:style>
    <style:style style:name="T2" style:family="text">
      <style:text-properties fo:color="#cc7832" loext:opacity="100%" style:font-name="JetBrains Mono" fo:font-size="9.80000019073486pt"/>
    </style:style>
    <style:style style:name="T3" style:family="text">
      <style:text-properties style:font-name="JetBrains Mono" fo:font-size="9.80000019073486pt"/>
    </style:style>
    <style:style style:name="T4" style:family="text">
      <style:text-properties style:font-name="JetBrains Mono" fo:font-size="9.80000019073486pt" fo:font-style="italic"/>
    </style:style>
    <style:style style:name="T5" style:family="text">
      <style:text-properties style:font-name="JetBrains Mono" fo:font-size="9.80000019073486pt" fo:background-color="#2b2b2b" loext:char-shading-value="0"/>
    </style:style>
    <style:style style:name="T6" style:family="text">
      <style:text-properties style:font-name="JetBrains Mono" fo:font-size="9.80000019073486pt" fo:background-color="#364135" loext:char-shading-value="0"/>
    </style:style>
    <style:style style:name="T7" style:family="text">
      <style:text-properties fo:color="#9876aa" loext:opacity="100%"/>
    </style:style>
    <style:style style:name="T8" style:family="text">
      <style:text-properties fo:color="#9876aa" loext:opacity="100%" style:font-name="JetBrains Mono" fo:font-size="9.80000019073486pt"/>
    </style:style>
    <style:style style:name="T9" style:family="text">
      <style:text-properties fo:color="#9876aa" loext:opacity="100%" style:font-name="JetBrains Mono" fo:font-size="9.80000019073486pt" fo:font-style="italic"/>
    </style:style>
    <style:style style:name="T10" style:family="text">
      <style:text-properties fo:color="#bbb529" loext:opacity="100%"/>
    </style:style>
    <style:style style:name="T11" style:family="text">
      <style:text-properties fo:color="#bbb529" loext:opacity="100%" style:font-name="JetBrains Mono" fo:font-size="9.80000019073486pt"/>
    </style:style>
    <style:style style:name="T12" style:family="text">
      <style:text-properties fo:color="#ffc66d" loext:opacity="100%" style:font-name="JetBrains Mono" fo:font-size="9.80000019073486pt"/>
    </style:style>
    <style:style style:name="T13" style:family="text">
      <style:text-properties fo:color="#6a8759" loext:opacity="100%"/>
    </style:style>
    <style:style style:name="T14" style:family="text">
      <style:text-properties fo:color="#6a8759" loext:opacity="100%" style:font-name="JetBrains Mono" fo:font-size="9.80000019073486pt"/>
    </style:style>
    <style:style style:name="T15" style:family="text">
      <style:text-properties fo:color="#6a8759" loext:opacity="100%" style:font-name="JetBrains Mono" fo:font-size="9.80000019073486pt" fo:background-color="#364135" loext:char-shading-value="0"/>
    </style:style>
    <style:style style:name="T16" style:family="text">
      <style:text-properties fo:color="#a9b7c6" loext:opacity="100%" style:font-name="JetBrains Mono" fo:font-size="9.80000019073486pt" fo:background-color="#2b2b2b" loext:char-shading-value="0"/>
    </style:style>
    <style:style style:name="T17" style:family="text">
      <style:text-properties fo:color="#a9b7c6" loext:opacity="100%" fo:background-color="#2b2b2b" loext:char-shading-value="0"/>
    </style:style>
    <style:style style:name="T18" style:family="text">
      <style:text-properties fo:color="#e8bf6a" loext:opacity="100%"/>
    </style:style>
    <style:style style:name="T19" style:family="text">
      <style:text-properties fo:color="#e8bf6a" loext:opacity="100%" style:font-name="JetBrains Mono" fo:font-size="9.80000019073486pt"/>
    </style:style>
    <style:style style:name="T20" style:family="text">
      <style:text-properties fo:color="#e8bf6a" loext:opacity="100%" style:font-name="JetBrains Mono" fo:font-size="9.80000019073486pt" fo:background-color="#2b2b2b" loext:char-shading-value="0"/>
    </style:style>
    <style:style style:name="T21" style:family="text">
      <style:text-properties fo:color="#bababa" loext:opacity="100%"/>
    </style:style>
    <style:style style:name="T22" style:family="text">
      <style:text-properties fo:color="#bababa" loext:opacity="100%" style:font-name="JetBrains Mono" fo:font-size="9.80000019073486pt"/>
    </style:style>
    <style:style style:name="T23" style:family="text">
      <style:text-properties fo:color="#6897bb" loext:opacity="100%" style:font-name="JetBrains Mono" fo:font-size="9.80000019073486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808080" loext:opacity="100%"/>
    </style:style>
    <style:style style:name="T26" style:family="text">
      <style:text-properties fo:color="#808080" loext:opacity="100%" style:font-name="JetBrains Mono" fo:font-size="9.80000019073486pt"/>
    </style:style>
    <style:style style:name="T27" style:family="text">
      <style:text-properties fo:color="#a8c023" loext:opacity="100%"/>
    </style:style>
    <style:style style:name="T28" style:family="text">
      <style:text-properties fo:color="#a8c023" loext:opacity="100%" style:font-name="JetBrains Mono" fo:font-size="9.80000019073486pt" fo:font-style="italic"/>
    </style:style>
    <style:style style:name="T29" style:family="text">
      <style:text-properties fo:background-color="#2b2b2b" loext:char-shading-value="0"/>
    </style:style>
    <style:style style:name="T30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x_1</text:p>
      <text:p text:style-name="P5">package com.example.ex_1;</text:p>
      <text:p text:style-name="P2">import androidx.appcompat.app.AppCompatActivity;</text:p>
      <text:p text:style-name="P2">import android.graphics.Color;</text:p>
      <text:p text:style-name="P2">import android.graphics.drawable.ColorDrawable;</text:p>
      <text:p text:style-name="P2">import android.os.Bundle;</text:p>
      <text:p text:style-name="P2">import android.view.View;</text:p>
      <text:p text:style-name="P2">import android.widget.Button;</text:p>
      <text:p text:style-name="P2">public class MainActivity extends AppCompatActivity {</text:p>
      <text:p text:style-name="P6"><text:s text:c="4"/><text:span text:style-name="T3">Button b1,b2,b3;</text:span></text:p>
      <text:p text:style-name="P6"><text:s text:c="4"/><text:span text:style-name="T3">@Override</text:span></text:p>
      <text:p text:style-name="P6"><text:s text:c="4"/><text:span text:style-name="T3">protected void onCreate(Bundle savedInstanceState) {</text:span></text:p>
      <text:p text:style-name="P6"><text:s text:c="8"/><text:span text:style-name="T3">super.onCreate(savedInstanceState);</text:span></text:p>
      <text:p text:style-name="P6"><text:s text:c="8"/><text:span text:style-name="T3">setContentView(R.layout.</text:span><text:span text:style-name="T4">activity_main</text:span><text:span text:style-name="T3">);</text:span></text:p>
      <text:p text:style-name="P6"><text:s text:c="8"/><text:span text:style-name="T3">b1=(Button)findViewById(R.id.</text:span><text:span text:style-name="T4">button</text:span><text:span text:style-name="T3">);</text:span></text:p>
      <text:p text:style-name="P6"><text:s text:c="8"/><text:span text:style-name="T3">b1.setOnClickListener(new View.OnClickListener() {</text:span></text:p>
      <text:p text:style-name="P6"><text:s text:c="12"/><text:span text:style-name="T3">@Override</text:span></text:p>
      <text:p text:style-name="P6"><text:s text:c="12"/><text:span text:style-name="T3">public void onClick(View view) {</text:span></text:p>
      <text:p text:style-name="P6"><text:s text:c="16"/><text:span text:style-name="T3">b1.setBackgroundColor(Color.</text:span><text:span text:style-name="T4">RED</text:span><text:span text:style-name="T3">);</text:span></text:p>
      <text:p text:style-name="P6"><text:s text:c="12"/><text:span text:style-name="T3">}</text:span></text:p>
      <text:p text:style-name="P6"><text:s text:c="8"/><text:span text:style-name="T3">});</text:span></text:p>
      <text:p text:style-name="P6"><text:s text:c="8"/><text:span text:style-name="T3">b2=(Button)findViewById(R.id.</text:span><text:span text:style-name="T4">button2</text:span><text:span text:style-name="T3">);</text:span></text:p>
      <text:p text:style-name="P6"><text:s text:c="8"/><text:span text:style-name="T3">b2.setOnClickListener(new View.OnClickListener() {</text:span></text:p>
      <text:p text:style-name="P6"><text:s text:c="12"/><text:span text:style-name="T3">@Override</text:span></text:p>
      <text:p text:style-name="P6"><text:s text:c="12"/><text:span text:style-name="T3">public void onClick(View view) {</text:span></text:p>
      <text:p text:style-name="P6"><text:s text:c="16"/><text:span text:style-name="T3">b2.setBackgroundColor(Color.</text:span><text:span text:style-name="T4">BLUE</text:span><text:span text:style-name="T3">);</text:span></text:p>
      <text:p text:style-name="P6"><text:s text:c="12"/><text:span text:style-name="T3">}</text:span></text:p>
      <text:p text:style-name="P6"><text:s text:c="8"/><text:span text:style-name="T3">});</text:span></text:p>
      <text:p text:style-name="P6"><text:s text:c="8"/><text:span text:style-name="T3">b3=(Button)findViewById(R.id.</text:span><text:span text:style-name="T4">button3</text:span><text:span text:style-name="T3">);</text:span></text:p>
      <text:p text:style-name="P6"><text:s text:c="8"/><text:span text:style-name="T3">b3.setOnClickListener(new View.OnClickListener() {</text:span></text:p>
      <text:p text:style-name="P6"><text:s text:c="12"/><text:span text:style-name="T3">@Override</text:span></text:p>
      <text:p text:style-name="P6"><text:s text:c="12"/><text:span text:style-name="T3">public void onClick(View view) {</text:span></text:p>
      <text:p text:style-name="P6"><text:s text:c="16"/><text:span text:style-name="T3">b3.setBackgroundColor(Color.</text:span><text:span text:style-name="T4">YELLOW</text:span><text:span text:style-name="T3">);</text:span></text:p>
      <text:p text:style-name="P6"><text:s text:c="12"/><text:span text:style-name="T3">}</text:span></text:p>
      <text:p text:style-name="P6"><text:s text:c="8"/><text:span text:style-name="T3">});</text:span></text:p>
      <text:p text:style-name="P6"><text:s text:c="4"/><text:span text:style-name="T3">}</text:span></text:p>
      <text:p text:style-name="P3">}</text:p>
      <text:p text:style-name="P9">ex_2</text:p>
      <text:p text:style-name="P8">android:entries=“@array/city”</text:p>
      <text:p text:style-name="P5">package com.example.ex_2;</text:p>
      <text:p text:style-name="P2">import androidx.appcompat.app.AppCompatActivity;</text:p>
      <text:p text:style-name="P2">import android.os.Bundle;</text:p>
      <text:p text:style-name="P2">import android.view.View;</text:p>
      <text:p text:style-name="P2">import android.widget.Button;</text:p>
      <text:p text:style-name="P2">import android.widget.EditText;</text:p>
      <text:p text:style-name="P2">import android.widget.Toast;</text:p>
      <text:p text:style-name="P2">public class MainActivity extends AppCompatActivity {</text:p>
      <text:p text:style-name="P6"><text:s text:c="4"/><text:span text:style-name="T3">EditText e1;</text:span></text:p>
      <text:p text:style-name="P6"><text:s text:c="4"/><text:span text:style-name="T3">Button b1;</text:span></text:p>
      <text:p text:style-name="P6"><text:s text:c="4"/><text:span text:style-name="T3">String a;</text:span></text:p>
      <text:p text:style-name="P6"><text:s text:c="4"/><text:span text:style-name="T3">@Override</text:span></text:p>
      <text:p text:style-name="P6"><text:s text:c="4"/><text:span text:style-name="T3">protected void onCreate(Bundle savedInstanceState) {</text:span></text:p>
      <text:p text:style-name="P6"><text:s text:c="8"/><text:span text:style-name="T3">super.onCreate(savedInstanceState);</text:span></text:p>
      <text:p text:style-name="P6"><text:s text:c="8"/><text:span text:style-name="T3">setContentView(R.layout.</text:span><text:span text:style-name="T4">activity_main</text:span><text:span text:style-name="T3">);</text:span></text:p>
      <text:p text:style-name="P6"><text:s text:c="8"/><text:span text:style-name="T3">e1=(EditText) findViewById(R.id.</text:span><text:span text:style-name="T4">editTextText2</text:span><text:span text:style-name="T3">);</text:span></text:p>
      <text:p text:style-name="P6"><text:s text:c="8"/><text:span text:style-name="T3">b1=(Button) findViewById(R.id.</text:span><text:span text:style-name="T4">button</text:span><text:span text:style-name="T3">);</text:span></text:p>
      <text:p text:style-name="P6"><text:s text:c="8"/><text:span text:style-name="T3">b1.setOnClickListener(new View.OnClickListener() {</text:span></text:p>
      <text:p text:style-name="P6"><text:s text:c="12"/><text:span text:style-name="T3">@Override</text:span></text:p>
      <text:p text:style-name="P6"><text:s text:c="12"/><text:span text:style-name="T3">public void onClick(View view) {</text:span></text:p>
      <text:p text:style-name="P6"><text:s text:c="16"/><text:span text:style-name="T3">a=e1.getText().toString();</text:span></text:p>
      <text:p text:style-name="P6"><text:s text:c="16"/><text:span text:style-name="T3">Toast.</text:span><text:span text:style-name="T4">makeText</text:span><text:span text:style-name="T3">(getApplicationContext(),"Welcome Mr."+a,Toast.</text:span><text:span text:style-name="T4">LENGTH_SHORT</text:span><text:span text:style-name="T3">).show();</text:span></text:p>
      <text:p text:style-name="P6"><text:soft-page-break/><text:s text:c="12"/><text:span text:style-name="T3">}</text:span></text:p>
      <text:p text:style-name="P6"><text:s text:c="8"/><text:span text:style-name="T3">});</text:span></text:p>
      <text:p text:style-name="P6"><text:s text:c="4"/><text:span text:style-name="T3">}</text:span></text:p>
      <text:p text:style-name="P7"><text:span text:style-name="T3">}</text:span></text:p>
      <text:p text:style-name="P9">ex_3</text:p>
      <text:p text:style-name="P5">package com.example.ex_3;</text:p>
      <text:p text:style-name="P2">import androidx.appcompat.app.AppCompatActivity;</text:p>
      <text:p text:style-name="P2">import android.os.Bundle;</text:p>
      <text:p text:style-name="P2">import android.view.View;</text:p>
      <text:p text:style-name="P2">import android.widget.Button;</text:p>
      <text:p text:style-name="P2">import android.widget.EditText;</text:p>
      <text:p text:style-name="P2">public class MainActivity extends AppCompatActivity {</text:p>
      <text:p text:style-name="P6"><text:s text:c="4"/><text:span text:style-name="T3">Button b1,b2,b3,b4,b5,b6,b7,b8,b9,b10,b11,b12,b13,b14,b15,b16;</text:span></text:p>
      <text:p text:style-name="P6"><text:s text:c="4"/><text:span text:style-name="T3">EditText e1;</text:span></text:p>
      <text:p text:style-name="P6"><text:s text:c="4"/><text:span text:style-name="T3">char op;</text:span></text:p>
      <text:p text:style-name="P6"><text:s text:c="4"/><text:span text:style-name="T3">int a,b,r;</text:span></text:p>
      <text:p text:style-name="P6"><text:s text:c="4"/><text:span text:style-name="T3">@Override</text:span></text:p>
      <text:p text:style-name="P6"><text:s text:c="4"/><text:span text:style-name="T3">protected void onCreate(Bundle savedInstanceState) {</text:span></text:p>
      <text:p text:style-name="P6"><text:s text:c="8"/><text:span text:style-name="T3">super.onCreate(savedInstanceState);</text:span></text:p>
      <text:p text:style-name="P6"><text:s text:c="8"/><text:span text:style-name="T3">setContentView(R.layout.</text:span><text:span text:style-name="T4">activity_main</text:span><text:span text:style-name="T3">);</text:span></text:p>
      <text:p text:style-name="P6"><text:s text:c="8"/><text:span text:style-name="T3">e1=(EditText) findViewById(R.id.</text:span><text:span text:style-name="T4">editTextText</text:span><text:span text:style-name="T3">);</text:span></text:p>
      <text:p text:style-name="P6"><text:s text:c="8"/><text:span text:style-name="T3">b1=(Button) findViewById(R.id.</text:span><text:span text:style-name="T4">button</text:span><text:span text:style-name="T3">);</text:span></text:p>
      <text:p text:style-name="P6"><text:s text:c="8"/><text:span text:style-name="T3">}</text:span></text:p>
      <text:p text:style-name="P6"><text:s text:c="4"/><text:span text:style-name="T3">public void zero(View view){</text:span></text:p>
      <text:p text:style-name="P6"><text:s text:c="8"/><text:span text:style-name="T3">e1.append("0");</text:span></text:p>
      <text:p text:style-name="P6"><text:s text:c="4"/><text:span text:style-name="T3">}</text:span></text:p>
      <text:p text:style-name="P6"><text:s text:c="4"/><text:span text:style-name="T3">public void one(View view){</text:span></text:p>
      <text:p text:style-name="P6"><text:s text:c="8"/><text:span text:style-name="T3">e1.append("1");</text:span></text:p>
      <text:p text:style-name="P6"><text:s text:c="4"/><text:span text:style-name="T3">}</text:span></text:p>
      <text:p text:style-name="P6"><text:s text:c="4"/><text:span text:style-name="T3">public void two(View view){</text:span></text:p>
      <text:p text:style-name="P6"><text:s text:c="8"/><text:span text:style-name="T3">e1.append("2");</text:span></text:p>
      <text:p text:style-name="P6"><text:s text:c="4"/><text:span text:style-name="T3">}</text:span></text:p>
      <text:p text:style-name="P6"><text:s text:c="4"/><text:span text:style-name="T3">public void three(View view){</text:span></text:p>
      <text:p text:style-name="P6"><text:s text:c="8"/><text:span text:style-name="T3">e1.append("3");</text:span></text:p>
      <text:p text:style-name="P6"><text:s text:c="4"/><text:span text:style-name="T3">}</text:span></text:p>
      <text:p text:style-name="P6"><text:s text:c="4"/><text:span text:style-name="T3">public void four(View view){</text:span></text:p>
      <text:p text:style-name="P6"><text:s text:c="8"/><text:span text:style-name="T3">e1.append("4");</text:span></text:p>
      <text:p text:style-name="P6"><text:s text:c="4"/><text:span text:style-name="T3">}</text:span></text:p>
      <text:p text:style-name="P6"><text:s text:c="4"/><text:span text:style-name="T3">public void five(View view){</text:span></text:p>
      <text:p text:style-name="P6"><text:s text:c="8"/><text:span text:style-name="T3">e1.append("5");</text:span></text:p>
      <text:p text:style-name="P6"><text:s text:c="4"/><text:span text:style-name="T3">}</text:span></text:p>
      <text:p text:style-name="P6"><text:s text:c="4"/><text:span text:style-name="T3">public void six(View view){</text:span></text:p>
      <text:p text:style-name="P6"><text:s text:c="8"/><text:span text:style-name="T3">e1.append("6");</text:span></text:p>
      <text:p text:style-name="P6"><text:s text:c="4"/><text:span text:style-name="T3">}</text:span></text:p>
      <text:p text:style-name="P6"><text:s text:c="4"/><text:span text:style-name="T3">public void seven(View view){</text:span></text:p>
      <text:p text:style-name="P6"><text:s text:c="8"/><text:span text:style-name="T3">e1.append("7");</text:span></text:p>
      <text:p text:style-name="P6"><text:s text:c="4"/><text:span text:style-name="T3">}</text:span></text:p>
      <text:p text:style-name="P6"><text:s text:c="4"/><text:span text:style-name="T3">public void eight(View view){</text:span></text:p>
      <text:p text:style-name="P6"><text:s text:c="8"/><text:span text:style-name="T3">e1.append("8");</text:span></text:p>
      <text:p text:style-name="P6"><text:s text:c="4"/><text:span text:style-name="T3">}</text:span></text:p>
      <text:p text:style-name="P6"><text:s text:c="4"/><text:span text:style-name="T3">public void nine(View view){</text:span></text:p>
      <text:p text:style-name="P6"><text:s text:c="8"/><text:span text:style-name="T3">e1.append("9");</text:span></text:p>
      <text:p text:style-name="P6"><text:s text:c="4"/><text:span text:style-name="T3">}</text:span></text:p>
      <text:p text:style-name="P6"><text:s text:c="4"/><text:span text:style-name="T3">public void add(View view){</text:span></text:p>
      <text:p text:style-name="P6"><text:s text:c="8"/><text:span text:style-name="T3">a=Integer.</text:span><text:span text:style-name="T4">parseInt</text:span><text:span text:style-name="T3">(e1.getText().toString());</text:span></text:p>
      <text:p text:style-name="P6"><text:s text:c="8"/><text:span text:style-name="T3">e1.setText("");</text:span></text:p>
      <text:p text:style-name="P6"><text:s text:c="8"/><text:span text:style-name="T3">op='+';</text:span></text:p>
      <text:p text:style-name="P6"><text:s text:c="4"/><text:span text:style-name="T3">}</text:span></text:p>
      <text:p text:style-name="P6"><text:s text:c="4"/><text:span text:style-name="T3">public void sub(View view){</text:span></text:p>
      <text:p text:style-name="P6"><text:s text:c="8"/><text:span text:style-name="T3">a=Integer.</text:span><text:span text:style-name="T4">parseInt</text:span><text:span text:style-name="T3">(e1.getText().toString());</text:span></text:p>
      <text:p text:style-name="P6"><text:s text:c="8"/><text:span text:style-name="T3">e1.setText("");</text:span></text:p>
      <text:p text:style-name="P6"><text:s text:c="8"/><text:span text:style-name="T3">op='-';</text:span></text:p>
      <text:p text:style-name="P6"><text:soft-page-break/><text:s text:c="4"/><text:span text:style-name="T3">}</text:span></text:p>
      <text:p text:style-name="P6"><text:s text:c="4"/><text:span text:style-name="T3">public void mul(View view){</text:span></text:p>
      <text:p text:style-name="P6"><text:s text:c="8"/><text:span text:style-name="T3">a=Integer.</text:span><text:span text:style-name="T4">parseInt</text:span><text:span text:style-name="T3">(e1.getText().toString());</text:span></text:p>
      <text:p text:style-name="P6"><text:s text:c="8"/><text:span text:style-name="T3">e1.setText("");</text:span></text:p>
      <text:p text:style-name="P6"><text:s text:c="8"/><text:span text:style-name="T3">op='*';</text:span></text:p>
      <text:p text:style-name="P6"><text:s text:c="4"/><text:span text:style-name="T3">}</text:span></text:p>
      <text:p text:style-name="P6"><text:s text:c="4"/><text:span text:style-name="T3">public void div(View view){</text:span></text:p>
      <text:p text:style-name="P6"><text:s text:c="8"/><text:span text:style-name="T3">a=Integer.</text:span><text:span text:style-name="T4">parseInt</text:span><text:span text:style-name="T3">(e1.getText().toString());</text:span></text:p>
      <text:p text:style-name="P6"><text:s text:c="8"/><text:span text:style-name="T3">e1.setText("");</text:span></text:p>
      <text:p text:style-name="P6"><text:s text:c="8"/><text:span text:style-name="T3">op='/';</text:span></text:p>
      <text:p text:style-name="P6"><text:s text:c="4"/><text:span text:style-name="T3">}</text:span></text:p>
      <text:p text:style-name="P6"><text:s text:c="4"/><text:span text:style-name="T3">public void clear(View view){</text:span></text:p>
      <text:p text:style-name="P6"><text:s text:c="8"/><text:span text:style-name="T3">e1.setText("");</text:span></text:p>
      <text:p text:style-name="P6"><text:s text:c="4"/><text:span text:style-name="T3">}</text:span></text:p>
      <text:p text:style-name="P6"><text:s text:c="4"/><text:span text:style-name="T3">public void equal(View view){</text:span></text:p>
      <text:p text:style-name="P6"><text:s text:c="8"/><text:span text:style-name="T3">b=Integer.</text:span><text:span text:style-name="T4">parseInt</text:span><text:span text:style-name="T3">(e1.getText().toString());</text:span></text:p>
      <text:p text:style-name="P6"><text:s text:c="8"/><text:span text:style-name="T3">e1.setText("");</text:span></text:p>
      <text:p text:style-name="P6"><text:s text:c="8"/><text:span text:style-name="T3">switch(op){</text:span></text:p>
      <text:p text:style-name="P6"><text:s text:c="12"/><text:span text:style-name="T3">case'+':</text:span></text:p>
      <text:p text:style-name="P6"><text:s text:c="16"/><text:span text:style-name="T3">r=a+b;</text:span></text:p>
      <text:p text:style-name="P6"><text:s text:c="16"/><text:span text:style-name="T3">e1.append(Integer.</text:span><text:span text:style-name="T4">toString</text:span><text:span text:style-name="T3">(r));</text:span></text:p>
      <text:p text:style-name="P6"><text:s text:c="16"/><text:span text:style-name="T3">break;</text:span></text:p>
      <text:p text:style-name="P6"><text:s text:c="12"/><text:span text:style-name="T3">case'-':</text:span></text:p>
      <text:p text:style-name="P6"><text:s text:c="16"/><text:span text:style-name="T3">r=a-b;</text:span></text:p>
      <text:p text:style-name="P6"><text:s text:c="16"/><text:span text:style-name="T3">e1.append(Integer.</text:span><text:span text:style-name="T4">toString</text:span><text:span text:style-name="T3">(r));</text:span></text:p>
      <text:p text:style-name="P6"><text:s text:c="16"/><text:span text:style-name="T3">break;</text:span></text:p>
      <text:p text:style-name="P6"><text:s text:c="12"/><text:span text:style-name="T3">case'*':</text:span></text:p>
      <text:p text:style-name="P6"><text:s text:c="16"/><text:span text:style-name="T3">r=a*b;</text:span></text:p>
      <text:p text:style-name="P6"><text:s text:c="16"/><text:span text:style-name="T3">e1.append(Integer.</text:span><text:span text:style-name="T4">toString</text:span><text:span text:style-name="T3">(r));</text:span></text:p>
      <text:p text:style-name="P6"><text:s text:c="16"/><text:span text:style-name="T3">break;</text:span></text:p>
      <text:p text:style-name="P6"><text:s text:c="12"/><text:span text:style-name="T3">case'/':</text:span></text:p>
      <text:p text:style-name="P6"><text:s text:c="16"/><text:span text:style-name="T3">r=a/b;</text:span></text:p>
      <text:p text:style-name="P6"><text:s text:c="16"/><text:span text:style-name="T3">e1.append(Integer.</text:span><text:span text:style-name="T4">toString</text:span><text:span text:style-name="T3">(r));</text:span></text:p>
      <text:p text:style-name="P6"><text:s text:c="16"/><text:span text:style-name="T3">break;</text:span></text:p>
      <text:p text:style-name="P6"><text:s text:c="8"/><text:span text:style-name="T3">}</text:span></text:p>
      <text:p text:style-name="P6"><text:s text:c="4"/><text:span text:style-name="T3">}</text:span></text:p>
      <text:p text:style-name="P7"><text:s text:c="4"/><text:span text:style-name="T3">}</text:span></text:p>
      <text:p text:style-name="P9">ex_4</text:p>
      <text:p text:style-name="P8">xml:</text:p>
      <text:p text:style-name="P5">&lt;?xml version="1.0" encoding="utf-8"?&gt;</text:p>
      <text:p text:style-name="P2">&lt;RelativeLayout xmlns:android="http://schemas.android.com/apk/res/android"</text:p>
      <text:p text:style-name="P6"><text:s text:c="4"/><text:span text:style-name="T3">android:layout_width="match_parent"</text:span></text:p>
      <text:p text:style-name="P6"><text:s text:c="4"/><text:span text:style-name="T3">android:layout_height="match_parent"&gt;</text:span></text:p>
      <text:p text:style-name="P6"><text:s text:c="4"/><text:span text:style-name="T3">&lt;ImageView</text:span></text:p>
      <text:p text:style-name="P6"><text:s text:c="8"/><text:span text:style-name="T3">android:id="@+id/ImageView"</text:span></text:p>
      <text:p text:style-name="P6"><text:s text:c="8"/><text:span text:style-name="T3">android:layout_width="match_parent"</text:span></text:p>
      <text:p text:style-name="P6"><text:s text:c="8"/><text:span text:style-name="T3">android:layout_height="match_parent"/&gt;</text:span></text:p>
      <text:p text:style-name="P4">&lt;/RelativeLayout&gt;</text:p>
      <text:p text:style-name="P8">java:</text:p>
      <text:p text:style-name="P5">package com.example.ex_4;</text:p>
      <text:p text:style-name="P2">import androidx.appcompat.app.AppCompatActivity;</text:p>
      <text:p text:style-name="P2">import android.graphics.Bitmap;</text:p>
      <text:p text:style-name="P2">import android.graphics.Canvas;</text:p>
      <text:p text:style-name="P2">import android.graphics.Color;</text:p>
      <text:p text:style-name="P2">import android.graphics.Paint;</text:p>
      <text:p text:style-name="P2">import android.graphics.drawable.BitmapDrawable;</text:p>
      <text:p text:style-name="P2">import android.os.Bundle;</text:p>
      <text:p text:style-name="P2">import android.widget.ImageView;</text:p>
      <text:p text:style-name="P2">public class MainActivity extends AppCompatActivity {</text:p>
      <text:p text:style-name="P6"><text:s text:c="4"/><text:span text:style-name="T3">@Override</text:span></text:p>
      <text:p text:style-name="P6"><text:s text:c="4"/><text:span text:style-name="T3">protected void onCreate(Bundle savedInstanceState) {</text:span></text:p>
      <text:p text:style-name="P6"><text:soft-page-break/><text:s text:c="8"/><text:span text:style-name="T3">super.onCreate(savedInstanceState);</text:span></text:p>
      <text:p text:style-name="P6"><text:s text:c="8"/><text:span text:style-name="T3">setContentView(R.layout.</text:span><text:span text:style-name="T4">activity_main</text:span><text:span text:style-name="T3">);</text:span></text:p>
      <text:p text:style-name="P6"><text:s text:c="8"/><text:span text:style-name="T3">Bitmap bg=Bitmap.</text:span><text:span text:style-name="T4">createBitmap</text:span><text:span text:style-name="T3">(720,1280, Bitmap.Config.</text:span><text:span text:style-name="T4">ARGB_8888</text:span><text:span text:style-name="T3">);</text:span></text:p>
      <text:p text:style-name="P6"><text:s text:c="8"/><text:span text:style-name="T3">ImageView i = (ImageView) findViewById(R.id.</text:span><text:span text:style-name="T4">ImageView</text:span><text:span text:style-name="T3">);</text:span></text:p>
      <text:p text:style-name="P6"><text:s text:c="8"/><text:span text:style-name="T3">i.setBackgroundDrawable(new BitmapDrawable(bg));</text:span></text:p>
      <text:p text:style-name="P6"><text:s text:c="8"/><text:span text:style-name="T3">Canvas canvas=new Canvas(bg);</text:span></text:p>
      <text:p text:style-name="P6"><text:s text:c="8"/><text:span text:style-name="T3">Paint paint = new Paint();</text:span></text:p>
      <text:p text:style-name="P6"><text:s text:c="8"/><text:span text:style-name="T3">paint.setColor(Color.</text:span><text:span text:style-name="T4">RED</text:span><text:span text:style-name="T3">);</text:span></text:p>
      <text:p text:style-name="P6"><text:s text:c="8"/><text:span text:style-name="T3">paint.setTextSize(50);</text:span></text:p>
      <text:p text:style-name="P6"><text:s text:c="8"/><text:span text:style-name="T3">canvas.drawText("Rectangle",420,650,paint);</text:span></text:p>
      <text:p text:style-name="P6"><text:s text:c="8"/><text:span text:style-name="T3">canvas.drawRect(400,200,650,700,paint);</text:span></text:p>
      <text:p text:style-name="P6"><text:s text:c="8"/><text:span text:style-name="T3">canvas.drawText("Circle",120,150,paint);</text:span></text:p>
      <text:p text:style-name="P6"><text:s text:c="8"/><text:span text:style-name="T3">canvas.drawCircle(200,350,150,paint);</text:span></text:p>
      <text:p text:style-name="P6"><text:s text:c="8"/><text:span text:style-name="T3">canvas.drawText("Square",120,800,paint);</text:span></text:p>
      <text:p text:style-name="P6"><text:s text:c="8"/><text:span text:style-name="T3">canvas.drawRect(50,850,350,1150,paint);</text:span></text:p>
      <text:p text:style-name="P6"><text:s text:c="8"/><text:span text:style-name="T3">canvas.drawText("Line",480,800,paint);</text:span></text:p>
      <text:p text:style-name="P6"><text:s text:c="8"/><text:span text:style-name="T3">canvas.drawLine(520,850,520,1150,paint);</text:span></text:p>
      <text:p text:style-name="P6"><text:s text:c="4"/><text:span text:style-name="T3">}</text:span></text:p>
      <text:p text:style-name="P4">}</text:p>
      <text:p text:style-name="P9">ex_5</text:p>
      <text:p text:style-name="P5">package com.example.ex_5;</text:p>
      <text:p text:style-name="P2">import androidx.appcompat.app.AppCompatActivity;</text:p>
      <text:p text:style-name="P2">import android.app.AlertDialog;</text:p>
      <text:p text:style-name="P2">import android.database.Cursor;</text:p>
      <text:p text:style-name="P2">import android.database.sqlite.SQLiteDatabase;</text:p>
      <text:p text:style-name="P2">import android.view.View;</text:p>
      <text:p text:style-name="P2">import android.os.Bundle;</text:p>
      <text:p text:style-name="P2">import android.widget.Button;</text:p>
      <text:p text:style-name="P2">import android.widget.EditText;</text:p>
      <text:p text:style-name="P2">import android.widget.Toast;</text:p>
      <text:p text:style-name="P2">public class MainActivity extends AppCompatActivity {</text:p>
      <text:p text:style-name="P6"><text:s text:c="4"/><text:span text:style-name="T3">SQLiteDatabase db;</text:span></text:p>
      <text:p text:style-name="P6"><text:s text:c="4"/><text:span text:style-name="T3">Button b1, b2, b3, b4, b5;</text:span></text:p>
      <text:p text:style-name="P6"><text:s text:c="4"/><text:span text:style-name="T3">EditText e1, e2, e3;</text:span></text:p>
      <text:p text:style-name="P6"><text:s text:c="4"/><text:span text:style-name="T3">@Override</text:span></text:p>
      <text:p text:style-name="P6"><text:s text:c="4"/><text:span text:style-name="T3">protected void onCreate(Bundle savedInstanceState) {</text:span></text:p>
      <text:p text:style-name="P6"><text:s text:c="8"/><text:span text:style-name="T3">super.onCreate(savedInstanceState);</text:span></text:p>
      <text:p text:style-name="P6"><text:s text:c="8"/><text:span text:style-name="T3">setContentView(R.layout.</text:span><text:span text:style-name="T4">activity_main</text:span><text:span text:style-name="T3">);</text:span></text:p>
      <text:p text:style-name="P6"><text:s text:c="8"/><text:span text:style-name="T3">b1 = (Button) findViewById(R.id.</text:span><text:span text:style-name="T4">button</text:span><text:span text:style-name="T3">);</text:span></text:p>
      <text:p text:style-name="P6"><text:s text:c="8"/><text:span text:style-name="T3">b2 = (Button) findViewById(R.id.</text:span><text:span text:style-name="T4">button2</text:span><text:span text:style-name="T3">);</text:span></text:p>
      <text:p text:style-name="P6"><text:s text:c="8"/><text:span text:style-name="T3">b3 = (Button) findViewById(R.id.</text:span><text:span text:style-name="T4">button3</text:span><text:span text:style-name="T3">);</text:span></text:p>
      <text:p text:style-name="P6"><text:s text:c="8"/><text:span text:style-name="T3">b4 = (Button) findViewById(R.id.</text:span><text:span text:style-name="T4">button4</text:span><text:span text:style-name="T3">);</text:span></text:p>
      <text:p text:style-name="P6"><text:s text:c="8"/><text:span text:style-name="T3">e1 = (EditText) findViewById(R.id.</text:span><text:span text:style-name="T4">editTextText</text:span><text:span text:style-name="T3">);</text:span></text:p>
      <text:p text:style-name="P6"><text:s text:c="8"/><text:span text:style-name="T3">e2 = (EditText) findViewById(R.id.</text:span><text:span text:style-name="T4">editTextText2</text:span><text:span text:style-name="T3">);</text:span></text:p>
      <text:p text:style-name="P6"><text:s text:c="8"/><text:span text:style-name="T3">e3 = (EditText) findViewById(R.id.</text:span><text:span text:style-name="T4">editTextText3</text:span><text:span text:style-name="T3">);</text:span></text:p>
      <text:p text:style-name="P6"><text:s text:c="4"/><text:span text:style-name="T3">}</text:span></text:p>
      <text:p text:style-name="P6"><text:s text:c="8"/><text:span text:style-name="T3">public void Insert(View view){</text:span></text:p>
      <text:p text:style-name="P6"><text:s text:c="12"/><text:span text:style-name="T3">db = openOrCreateDatabase("StudentDB", </text:span><text:span text:style-name="T4">MODE_PRIVATE</text:span><text:span text:style-name="T3">, null);</text:span></text:p>
      <text:p text:style-name="P6"><text:s text:c="12"/><text:span text:style-name="T3">db.execSQL("CREATE TABLE IF NOT EXISTS students(rollno VARCHAR, name VARCHAR, dept VARCHAR)");</text:span></text:p>
      <text:p text:style-name="P6"><text:s text:c="12"/><text:span text:style-name="T3">if(e1.getText().toString().trim().length()==0||e2.getText().toString().trim().length()==0||e3.getText().toString().trim().length()==0){</text:span></text:p>
      <text:p text:style-name="P6"><text:s text:c="16"/><text:span text:style-name="T3">Toast.</text:span><text:span text:style-name="T4">makeText</text:span><text:span text:style-name="T3">(getApplicationContext(),"Error Please Enter values",Toast.</text:span><text:span text:style-name="T4">LENGTH_LONG</text:span><text:span text:style-name="T3">).show();</text:span></text:p>
      <text:p text:style-name="P6"><text:s text:c="12"/><text:span text:style-name="T3">}</text:span></text:p>
      <text:p text:style-name="P6"><text:s text:c="12"/><text:span text:style-name="T3">else {</text:span></text:p>
      <text:p text:style-name="P6"><text:s text:c="16"/><text:span text:style-name="T3">db.execSQL("Insert into students values('"+e1.getText().toString()+"','"+e2.getText().toString()+"','"+e3.getText().toString()+"');");</text:span></text:p>
      <text:p text:style-name="P6"><text:s text:c="16"/><text:span text:style-name="T3">Toast.</text:span><text:span text:style-name="T4">makeText</text:span><text:span text:style-name="T3">(getApplicationContext(),"Values added successfully",Toast.</text:span><text:span text:style-name="T4">LENGTH_SHORT</text:span><text:span text:style-name="T3">).show();</text:span></text:p>
      <text:p text:style-name="P6"><text:s text:c="12"/><text:span text:style-name="T3">}</text:span></text:p>
      <text:p text:style-name="P6"><text:soft-page-break/><text:s text:c="8"/><text:span text:style-name="T3">}</text:span></text:p>
      <text:p text:style-name="P6"><text:s text:c="8"/><text:span text:style-name="T3">public void Delete(View view){</text:span></text:p>
      <text:p text:style-name="P6"><text:s text:c="12"/><text:span text:style-name="T3">db = openOrCreateDatabase("StudentDB", </text:span><text:span text:style-name="T4">MODE_PRIVATE</text:span><text:span text:style-name="T3">, null);</text:span></text:p>
      <text:p text:style-name="P6"><text:s text:c="12"/><text:span text:style-name="T3">db.execSQL("CREATE TABLE IF NOT EXISTS students(rollno VARCHAR, name VARCHAR, dept VARCHAR)");</text:span></text:p>
      <text:p text:style-name="P6"><text:s text:c="12"/><text:span text:style-name="T3">if(e1.getText().toString().trim().length()==0||e2.getText().toString().trim().length()==0||e3.getText().toString().trim().length()==0){</text:span></text:p>
      <text:p text:style-name="P6"><text:s text:c="16"/><text:span text:style-name="T3">Toast.</text:span><text:span text:style-name="T4">makeText</text:span><text:span text:style-name="T3">(getApplicationContext(),"Enter some values",Toast.</text:span><text:span text:style-name="T4">LENGTH_SHORT</text:span><text:span text:style-name="T3">).show();</text:span></text:p>
      <text:p text:style-name="P6"><text:s text:c="12"/><text:span text:style-name="T3">}</text:span></text:p>
      <text:p text:style-name="P6"><text:s text:c="12"/><text:span text:style-name="T3">else{</text:span></text:p>
      <text:p text:style-name="P6"><text:s text:c="16"/><text:span text:style-name="T3">db.execSQL("Delete from students where rollno='"+e1.getText().toString()+"'");</text:span></text:p>
      <text:p text:style-name="P6"><text:s text:c="16"/><text:span text:style-name="T3">Toast.</text:span><text:span text:style-name="T4">makeText</text:span><text:span text:style-name="T3">(getApplicationContext(),"Deleted successfully",Toast.</text:span><text:span text:style-name="T4">LENGTH_SHORT</text:span><text:span text:style-name="T3">).show();</text:span></text:p>
      <text:p text:style-name="P6"><text:s text:c="12"/><text:span text:style-name="T3">}</text:span></text:p>
      <text:p text:style-name="P6"><text:s text:c="8"/><text:span text:style-name="T3">}</text:span></text:p>
      <text:p text:style-name="P6"><text:s text:c="8"/><text:span text:style-name="T3">public void Update(View view){</text:span></text:p>
      <text:p text:style-name="P6"><text:s text:c="12"/><text:span text:style-name="T3">db = openOrCreateDatabase("StudentDB", </text:span><text:span text:style-name="T4">MODE_PRIVATE</text:span><text:span text:style-name="T3">, null);</text:span></text:p>
      <text:p text:style-name="P6"><text:s text:c="12"/><text:span text:style-name="T3">db.execSQL("CREATE TABLE IF NOT EXISTS students(rollno VARCHAR, name VARCHAR, dept VARCHAR)");</text:span></text:p>
      <text:p text:style-name="P6"><text:s text:c="12"/><text:span text:style-name="T3">if(e1.getText().toString().trim().length()==0||e2.getText().toString().trim().length()==0||e3.getText().toString().trim().length()==0){</text:span></text:p>
      <text:p text:style-name="P6"><text:s text:c="16"/><text:span text:style-name="T3">Toast.</text:span><text:span text:style-name="T4">makeText</text:span><text:span text:style-name="T3">(getApplicationContext(),"Enter some values",Toast.</text:span><text:span text:style-name="T4">LENGTH_SHORT</text:span><text:span text:style-name="T3">).show();</text:span></text:p>
      <text:p text:style-name="P6"><text:s text:c="12"/><text:span text:style-name="T3">}</text:span></text:p>
      <text:p text:style-name="P6"><text:s text:c="12"/><text:span text:style-name="T3">else{</text:span></text:p>
      <text:p text:style-name="P6"><text:s text:c="16"/><text:span text:style-name="T3">db.execSQL("Update students set name='"+e2.getText().toString()+"'where rollno ='"+e1.getText().toString()+"';");</text:span></text:p>
      <text:p text:style-name="P6"><text:s text:c="16"/><text:span text:style-name="T3">Toast.</text:span><text:span text:style-name="T4">makeText</text:span><text:span text:style-name="T3">(getApplicationContext(),"Updated successfully",Toast.</text:span><text:span text:style-name="T4">LENGTH_SHORT</text:span><text:span text:style-name="T3">).show();</text:span></text:p>
      <text:p text:style-name="P6"><text:s text:c="12"/><text:span text:style-name="T3">}</text:span></text:p>
      <text:p text:style-name="P6"><text:s text:c="8"/><text:span text:style-name="T3">}</text:span></text:p>
      <text:p text:style-name="P6"><text:s text:c="4"/><text:span text:style-name="T3">public void View(View view){</text:span></text:p>
      <text:p text:style-name="P6"><text:s text:c="8"/><text:span text:style-name="T3">db = openOrCreateDatabase("StudentDB", </text:span><text:span text:style-name="T4">MODE_PRIVATE</text:span><text:span text:style-name="T3">, null);</text:span></text:p>
      <text:p text:style-name="P6"><text:s text:c="8"/><text:span text:style-name="T3">db.execSQL("CREATE TABLE IF NOT EXISTS students(rollno VARCHAR, name VARCHAR, dept VARCHAR)");</text:span></text:p>
      <text:p text:style-name="P6"><text:s text:c="8"/><text:span text:style-name="T3">Cursor c=db.rawQuery("Select * from students",null);</text:span></text:p>
      <text:p text:style-name="P6"><text:s text:c="8"/><text:span text:style-name="T3">if(c.getCount()==0){</text:span></text:p>
      <text:p text:style-name="P6"><text:s text:c="12"/><text:span text:style-name="T3">showMessage("Error" ,"No records found");</text:span></text:p>
      <text:p text:style-name="P6"><text:s text:c="12"/><text:span text:style-name="T3">return;</text:span></text:p>
      <text:p text:style-name="P6"><text:s text:c="8"/><text:span text:style-name="T3">}</text:span></text:p>
      <text:p text:style-name="P6"><text:s text:c="8"/><text:span text:style-name="T3">StringBuffer buffer = new StringBuffer();</text:span></text:p>
      <text:p text:style-name="P6"><text:s text:c="8"/><text:span text:style-name="T3">while (c.moveToNext()){</text:span></text:p>
      <text:p text:style-name="P6"><text:s text:c="12"/><text:span text:style-name="T3">buffer.append("Roll no:"+c.getString(0)+"\n");</text:span></text:p>
      <text:p text:style-name="P6"><text:s text:c="12"/><text:span text:style-name="T3">buffer.append("Name: "+c.getString(1)+"\n");</text:span></text:p>
      <text:p text:style-name="P6"><text:s text:c="12"/><text:span text:style-name="T3">buffer.append("Dept: "+c.getString(2)+"\n");</text:span></text:p>
      <text:p text:style-name="P6"><text:s text:c="8"/><text:span text:style-name="T3">}</text:span></text:p>
      <text:p text:style-name="P6"><text:s text:c="8"/><text:span text:style-name="T3">showMessage("Students Details",buffer.toString());</text:span></text:p>
      <text:p text:style-name="P6"><text:s text:c="4"/><text:span text:style-name="T3">}</text:span></text:p>
      <text:p text:style-name="P6"><text:s text:c="4"/><text:span text:style-name="T3">public void One(View view){</text:span></text:p>
      <text:p text:style-name="P6"><text:s text:c="8"/><text:span text:style-name="T3">db = openOrCreateDatabase("StudentDB", </text:span><text:span text:style-name="T4">MODE_PRIVATE</text:span><text:span text:style-name="T3">, null);</text:span></text:p>
      <text:p text:style-name="P6"><text:s text:c="8"/><text:span text:style-name="T3">db.execSQL("CREATE TABLE IF NOT EXISTS students(rollno VARCHAR, name VARCHAR, dept VARCHAR)");</text:span></text:p>
      <text:p text:style-name="P6"><text:s text:c="8"/><text:span text:style-name="T3">Cursor c=db.rawQuery("Select * from students where rollno = '"+e1.getText().toString()+"';",null);</text:span></text:p>
      <text:p text:style-name="P6"><text:s text:c="8"/><text:span text:style-name="T3">if(c.getCount()==0){</text:span></text:p>
      <text:p text:style-name="P6"><text:s text:c="12"/><text:span text:style-name="T3">showMessage("Error" ,"No records found");</text:span></text:p>
      <text:p text:style-name="P6"><text:s text:c="12"/><text:span text:style-name="T3">return;</text:span></text:p>
      <text:p text:style-name="P6"><text:s text:c="8"/><text:span text:style-name="T3">}</text:span></text:p>
      <text:p text:style-name="P6"><text:s text:c="8"/><text:span text:style-name="T3">StringBuffer buffer = new StringBuffer();</text:span></text:p>
      <text:p text:style-name="P6"><text:s text:c="8"/><text:span text:style-name="T3">while (c.moveToNext()){</text:span></text:p>
      <text:p text:style-name="P6"><text:soft-page-break/><text:s text:c="12"/><text:span text:style-name="T3">buffer.append("Roll no:"+c.getString(0)+"\n");</text:span></text:p>
      <text:p text:style-name="P6"><text:s text:c="12"/><text:span text:style-name="T3">buffer.append("Name: "+c.getString(1)+"\n");</text:span></text:p>
      <text:p text:style-name="P6"><text:s text:c="12"/><text:span text:style-name="T3">buffer.append("Dept: "+c.getString(2)+"\n");</text:span></text:p>
      <text:p text:style-name="P6"><text:s text:c="8"/><text:span text:style-name="T3">}</text:span></text:p>
      <text:p text:style-name="P6"><text:s text:c="8"/><text:span text:style-name="T3">showMessage("Students Details",buffer.toString());</text:span></text:p>
      <text:p text:style-name="P6"><text:s text:c="4"/><text:span text:style-name="T3">}</text:span></text:p>
      <text:p text:style-name="P6"><text:s text:c="8"/><text:span text:style-name="T3">public void showMessage(String title, String message){</text:span></text:p>
      <text:p text:style-name="P6"><text:s text:c="8"/><text:span text:style-name="T3">AlertDialog.Builder builder = new AlertDialog.Builder(this);</text:span></text:p>
      <text:p text:style-name="P6"><text:s text:c="8"/><text:span text:style-name="T3">builder.setCancelable(true);</text:span></text:p>
      <text:p text:style-name="P6"><text:s text:c="8"/><text:span text:style-name="T3">builder.setTitle(title);</text:span></text:p>
      <text:p text:style-name="P6"><text:s text:c="8"/><text:span text:style-name="T3">builder.setMessage(message);</text:span></text:p>
      <text:p text:style-name="P6"><text:s text:c="8"/><text:span text:style-name="T3">builder.show();</text:span></text:p>
      <text:p text:style-name="P6"><text:s text:c="4"/><text:span text:style-name="T3">}</text:span></text:p>
      <text:p text:style-name="P4">}</text:p>
      <text:p text:style-name="P9">ex_6</text:p>
      <text:p text:style-name="P8">xml:</text:p>
      <text:p text:style-name="P5">&lt;RelativeLayout xmlns:android="http://schemas.android.com/apk/res/android"</text:p>
      <text:p text:style-name="P6"><text:s text:c="4"/><text:span text:style-name="T3">xmlns:tools="http://schemas.android.com/tools"</text:span></text:p>
      <text:p text:style-name="P6"><text:s text:c="4"/><text:span text:style-name="T3">android:layout_width="match_parent"</text:span></text:p>
      <text:p text:style-name="P6"><text:s text:c="4"/><text:span text:style-name="T3">android:layout_height="match_parent"</text:span></text:p>
      <text:p text:style-name="P6"><text:s text:c="4"/><text:span text:style-name="T3">tools:context=".MainActivity" &gt;</text:span></text:p>
      <text:p text:style-name="P6"><text:s text:c="4"/><text:span text:style-name="T3">&lt;ListView</text:span></text:p>
      <text:p text:style-name="P6"><text:s text:c="8"/><text:span text:style-name="T3">android:id="@+id/listView1"</text:span></text:p>
      <text:p text:style-name="P6"><text:s text:c="8"/><text:span text:style-name="T3">android:layout_width="match_parent"</text:span></text:p>
      <text:p text:style-name="P6"><text:s text:c="8"/><text:span text:style-name="T3">android:layout_height="wrap_content"</text:span></text:p>
      <text:p text:style-name="P6"><text:s text:c="8"/><text:span text:style-name="T3">android:layout_centerHorizontal="true"</text:span></text:p>
      <text:p text:style-name="P6"><text:s text:c="8"/><text:span text:style-name="T3">android:layout_centerVertical="true" &gt;</text:span></text:p>
      <text:p text:style-name="P6"><text:s text:c="4"/><text:span text:style-name="T3">&lt;/ListView&gt;</text:span></text:p>
      <text:p text:style-name="P4">&lt;/RelativeLayout&gt;</text:p>
      <text:p text:style-name="P8">manifest:</text:p>
      <text:p text:style-name="P1">&lt;?xml version="1.0" encoding="UTF-8"?&gt;</text:p>
      <text:p text:style-name="P2">&lt;manifest xmlns:tools="http://schemas.android.com/tools"</text:p>
      <text:p text:style-name="P6"><text:s text:c="4"/><text:span text:style-name="T3">android:versionName="1.0" android:versionCode="1"</text:span></text:p>
      <text:p text:style-name="P6"><text:s text:c="4"/><text:span text:style-name="T3">package="com.example.ex_6"</text:span></text:p>
      <text:p text:style-name="P6"><text:s text:c="4"/><text:span text:style-name="T3">xmlns:android="http://schemas.android.com/apk/res/android"&gt;</text:span></text:p>
      <text:p text:style-name="P6"><text:s text:c="4"/><text:span text:style-name="T3">&lt;uses-sdk android:targetSdkVersion="18" android:minSdkVersion="9"</text:span></text:p>
      <text:p text:style-name="P6"><text:s text:c="8"/><text:span text:style-name="T3">tools:ignore="GradleOverrides,OldTargetApi" /&gt;</text:span></text:p>
      <text:p text:style-name="P6"><text:s text:c="4"/><text:span text:style-name="T3">&lt;uses-permission android:name="android.permission.RECORD_AUDIO"/&gt;</text:span></text:p>
      <text:p text:style-name="P6"><text:s text:c="4"/><text:span text:style-name="T3">&lt;uses-permission android:name="android.permission.INTERNET"/&gt;</text:span></text:p>
      <text:p text:style-name="P6"><text:s text:c="4"/><text:span text:style-name="T3">&lt;application</text:span></text:p>
      <text:p text:style-name="P6"><text:s text:c="8"/><text:span text:style-name="T3">android:theme="@style/Theme.AppCompat"</text:span></text:p>
      <text:p text:style-name="P6"><text:s text:c="8"/><text:span text:style-name="T3">android:label="@string/app_name"</text:span></text:p>
      <text:p text:style-name="P6"><text:s text:c="8"/><text:span text:style-name="T3">android:icon="@drawable/ic_launcher_background"</text:span></text:p>
      <text:p text:style-name="P6"><text:s text:c="8"/><text:span text:style-name="T3">android:allowBackup="true"&gt;</text:span></text:p>
      <text:p text:style-name="P6"><text:s text:c="8"/><text:span text:style-name="T3">&lt;activity</text:span></text:p>
      <text:p text:style-name="P6"><text:s text:c="12"/><text:span text:style-name="T3">android:name=".MainActivity"</text:span></text:p>
      <text:p text:style-name="P6"><text:s text:c="12"/><text:span text:style-name="T3">android:exported="true"&gt;</text:span></text:p>
      <text:p text:style-name="P6"><text:s text:c="12"/><text:span text:style-name="T3">&lt;intent-filter&gt;</text:span></text:p>
      <text:p text:style-name="P6"><text:s text:c="16"/><text:span text:style-name="T3">&lt;action android:name="android.intent.action.MAIN"/&gt;</text:span></text:p>
      <text:p text:style-name="P6"><text:s text:c="16"/><text:span text:style-name="T3">&lt;category android:name="android.intent.category.LAUNCHER"/&gt;</text:span></text:p>
      <text:p text:style-name="P6"><text:s text:c="12"/><text:span text:style-name="T3">&lt;/intent-filter&gt;</text:span></text:p>
      <text:p text:style-name="P6"><text:s text:c="8"/><text:span text:style-name="T3">&lt;/activity&gt;</text:span></text:p>
      <text:p text:style-name="P6"><text:s text:c="4"/><text:span text:style-name="T3">&lt;/application&gt;</text:span></text:p>
      <text:p text:style-name="P7"><text:span text:style-name="T3">&lt;/manifest&gt;</text:span></text:p>
      <text:p text:style-name="P8">java:</text:p>
      <text:p text:style-name="P5">package com.example.ex_6;</text:p>
      <text:p text:style-name="P2">import java.io.IOException;</text:p>
      <text:p text:style-name="P2">import java.io.InputStream;</text:p>
      <text:p text:style-name="P2">import java.net.MalformedURLException;</text:p>
      <text:p text:style-name="P2"><text:soft-page-break/>import java.net.URL;</text:p>
      <text:p text:style-name="P2">import java.util.ArrayList;</text:p>
      <text:p text:style-name="P2">import org.xmlpull.v1.XmlPullParser;</text:p>
      <text:p text:style-name="P2">import org.xmlpull.v1.XmlPullParserException;</text:p>
      <text:p text:style-name="P2">import org.xmlpull.v1.XmlPullParserFactory;</text:p>
      <text:p text:style-name="P2">import android.net.Uri;</text:p>
      <text:p text:style-name="P2">import android.os.AsyncTask;</text:p>
      <text:p text:style-name="P2">import android.os.Bundle;</text:p>
      <text:p text:style-name="P2">import android.app.Activity;</text:p>
      <text:p text:style-name="P2">import android.app.ProgressDialog;</text:p>
      <text:p text:style-name="P2">import android.content.Intent;</text:p>
      <text:p text:style-name="P2">import android.view.Menu;</text:p>
      <text:p text:style-name="P2">import android.view.View;</text:p>
      <text:p text:style-name="P2">import android.widget.AdapterView;</text:p>
      <text:p text:style-name="P2">import android.widget.ArrayAdapter;</text:p>
      <text:p text:style-name="P2">import android.widget.ListView;</text:p>
      <text:p text:style-name="P2">public class MainActivity extends Activity {</text:p>
      <text:p text:style-name="P6"><text:s text:c="4"/><text:span text:style-name="T3">ListView L1;</text:span></text:p>
      <text:p text:style-name="P6"><text:s text:c="4"/><text:span text:style-name="T3">ArrayList&lt;String&gt; titles;</text:span></text:p>
      <text:p text:style-name="P6"><text:s text:c="4"/><text:span text:style-name="T3">ArrayList&lt;String&gt; links;</text:span></text:p>
      <text:p text:style-name="P6"><text:s text:c="4"/><text:span text:style-name="T3">@Override</text:span></text:p>
      <text:p text:style-name="P6"><text:s text:c="4"/><text:span text:style-name="T3">protected void onCreate(Bundle savedInstanceState) {</text:span></text:p>
      <text:p text:style-name="P6"><text:s text:c="8"/><text:span text:style-name="T3">super.onCreate(savedInstanceState);</text:span></text:p>
      <text:p text:style-name="P6"><text:s text:c="8"/><text:span text:style-name="T3">setContentView(R.layout.</text:span><text:span text:style-name="T4">activity_main</text:span><text:span text:style-name="T3">);</text:span></text:p>
      <text:p text:style-name="P6"><text:s text:c="8"/><text:span text:style-name="T3">L1 = (ListView)findViewById(R.id.</text:span><text:span text:style-name="T4">listView1</text:span><text:span text:style-name="T3">);</text:span></text:p>
      <text:p text:style-name="P6"><text:s text:c="8"/><text:span text:style-name="T3">titles = new ArrayList&lt;String&gt;();</text:span></text:p>
      <text:p text:style-name="P6"><text:s text:c="8"/><text:span text:style-name="T3">links = <text:s/>new ArrayList&lt;String&gt;();</text:span></text:p>
      <text:p text:style-name="P6"><text:s text:c="8"/><text:span text:style-name="T3">L1.setOnItemClickListener(new AdapterView.OnItemClickListener(){</text:span></text:p>
      <text:p text:style-name="P6"><text:s text:c="12"/><text:span text:style-name="T3">@Override</text:span></text:p>
      <text:p text:style-name="P6"><text:s text:c="12"/><text:span text:style-name="T3">public void onItemClick(AdapterView&lt;?&gt; arg0, View arg1, int arg2,long arg3) {</text:span></text:p>
      <text:p text:style-name="P6"><text:s text:c="16"/><text:span text:style-name="T3">// </text:span><text:span text:style-name="T4">TODO Auto-generated method stub</text:span></text:p>
      <text:p text:style-name="P6"><text:s text:c="16"/><text:span text:style-name="T3">Uri uri = Uri.</text:span><text:span text:style-name="T4">parse</text:span><text:span text:style-name="T3">(links.get(arg2));</text:span></text:p>
      <text:p text:style-name="P6"><text:s text:c="16"/><text:span text:style-name="T3">Intent intent = new Intent(Intent.</text:span><text:span text:style-name="T4">ACTION_VIEW</text:span><text:span text:style-name="T3">, uri);</text:span></text:p>
      <text:p text:style-name="P6"><text:s text:c="16"/><text:span text:style-name="T3">startActivity(intent);</text:span></text:p>
      <text:p text:style-name="P6"><text:s text:c="12"/><text:span text:style-name="T3">}</text:span></text:p>
      <text:p text:style-name="P6"><text:s text:c="8"/><text:span text:style-name="T3">});</text:span></text:p>
      <text:p text:style-name="P6"><text:s text:c="8"/><text:span text:style-name="T3">new ProcessInBackground().execute();</text:span></text:p>
      <text:p text:style-name="P6"><text:s text:c="4"/><text:span text:style-name="T3">}</text:span></text:p>
      <text:p text:style-name="P6"><text:s text:c="4"/><text:span text:style-name="T3">public InputStream getInputStream(URL url) {</text:span></text:p>
      <text:p text:style-name="P6"><text:s text:c="8"/><text:span text:style-name="T3">try {</text:span></text:p>
      <text:p text:style-name="P6"><text:s text:c="12"/><text:span text:style-name="T3">return url.openConnection().getInputStream();</text:span></text:p>
      <text:p text:style-name="P6"><text:s text:c="8"/><text:span text:style-name="T3">} catch (IOException e) {</text:span></text:p>
      <text:p text:style-name="P6"><text:s text:c="12"/><text:span text:style-name="T3">return null;</text:span></text:p>
      <text:p text:style-name="P6"><text:s text:c="8"/><text:span text:style-name="T3">}</text:span></text:p>
      <text:p text:style-name="P6"><text:s text:c="4"/><text:span text:style-name="T3">}</text:span></text:p>
      <text:p text:style-name="P6"><text:s text:c="4"/><text:span text:style-name="T3">public class ProcessInBackground extends AsyncTask&lt;Integer, Void, Exception&gt; {</text:span></text:p>
      <text:p text:style-name="P6"><text:s text:c="8"/><text:span text:style-name="T3">ProgressDialog progressDialog = new ProgressDialog(MainActivity.this);</text:span></text:p>
      <text:p text:style-name="P6"><text:s text:c="8"/><text:span text:style-name="T3">Exception exception = null;</text:span></text:p>
      <text:p text:style-name="P6"><text:s text:c="8"/><text:span text:style-name="T3">@Override</text:span></text:p>
      <text:p text:style-name="P6"><text:s text:c="8"/><text:span text:style-name="T3">protected void onPreExecute() {</text:span></text:p>
      <text:p text:style-name="P6"><text:s text:c="12"/><text:span text:style-name="T3">super.onPreExecute();</text:span></text:p>
      <text:p text:style-name="P6"><text:s text:c="12"/><text:span text:style-name="T3">progressDialog.setMessage("Loading RSS feed ...");</text:span></text:p>
      <text:p text:style-name="P6"><text:s text:c="12"/><text:span text:style-name="T3">progressDialog.show();</text:span></text:p>
      <text:p text:style-name="P6"><text:s text:c="8"/><text:span text:style-name="T3">}</text:span></text:p>
      <text:p text:style-name="P6"><text:s text:c="8"/><text:span text:style-name="T3">@Override</text:span></text:p>
      <text:p text:style-name="P6"><text:s text:c="8"/><text:span text:style-name="T3">protected Exception doInBackground(Integer... arg0) {</text:span></text:p>
      <text:p text:style-name="P6"><text:s text:c="12"/><text:span text:style-name="T3">// </text:span><text:span text:style-name="T4">TODO Auto-generated method stub</text:span></text:p>
      <text:p text:style-name="P6"><text:s text:c="12"/><text:span text:style-name="T3">try {</text:span></text:p>
      <text:p text:style-name="P6"><text:s text:c="16"/><text:span text:style-name="T3">URL url = new URL("https://codingconnect.net/feed");</text:span></text:p>
      <text:p text:style-name="P6"><text:s text:c="16"/><text:span text:style-name="T3">XmlPullParserFactory factory = XmlPullParserFactory.</text:span><text:span text:style-name="T4">newInstance</text:span><text:span text:style-name="T3">();</text:span></text:p>
      <text:p text:style-name="P6"><text:s text:c="16"/><text:span text:style-name="T3">factory.setNamespaceAware(false);</text:span></text:p>
      <text:p text:style-name="P6"><text:soft-page-break/><text:s text:c="16"/><text:span text:style-name="T3">XmlPullParser xpp = factory.newPullParser();</text:span></text:p>
      <text:p text:style-name="P6"><text:s text:c="16"/><text:span text:style-name="T3">xpp.setInput(getInputStream(url), "UTF_8");</text:span></text:p>
      <text:p text:style-name="P6"><text:s text:c="16"/><text:span text:style-name="T3">boolean insideItem = false;</text:span></text:p>
      <text:p text:style-name="P6"><text:s text:c="16"/><text:span text:style-name="T3">int eventType = xpp.getEventType();</text:span></text:p>
      <text:p text:style-name="P6"><text:s text:c="16"/><text:span text:style-name="T3">while (eventType != XmlPullParser.</text:span><text:span text:style-name="T4">END_DOCUMENT</text:span><text:span text:style-name="T3">)</text:span></text:p>
      <text:p text:style-name="P6"><text:s text:c="16"/><text:span text:style-name="T3">{</text:span></text:p>
      <text:p text:style-name="P6"><text:s text:c="20"/><text:span text:style-name="T3">if (eventType == XmlPullParser.</text:span><text:span text:style-name="T4">START_TAG</text:span><text:span text:style-name="T3">)</text:span></text:p>
      <text:p text:style-name="P6"><text:s text:c="20"/><text:span text:style-name="T3">{</text:span></text:p>
      <text:p text:style-name="P6"><text:s text:c="24"/><text:span text:style-name="T3">if (xpp.getName().equalsIgnoreCase("item"))</text:span></text:p>
      <text:p text:style-name="P6"><text:s text:c="24"/><text:span text:style-name="T3">{</text:span></text:p>
      <text:p text:style-name="P6"><text:s text:c="28"/><text:span text:style-name="T3">insideItem = true;</text:span></text:p>
      <text:p text:style-name="P6"><text:s text:c="24"/><text:span text:style-name="T3">}</text:span></text:p>
      <text:p text:style-name="P6"><text:s text:c="24"/><text:span text:style-name="T3">else if (xpp.getName().equalsIgnoreCase("title"))</text:span></text:p>
      <text:p text:style-name="P6"><text:s text:c="24"/><text:span text:style-name="T3">{</text:span></text:p>
      <text:p text:style-name="P6"><text:s text:c="28"/><text:span text:style-name="T3">if (insideItem)</text:span></text:p>
      <text:p text:style-name="P6"><text:s text:c="28"/><text:span text:style-name="T3">{</text:span></text:p>
      <text:p text:style-name="P6"><text:s text:c="32"/><text:span text:style-name="T3">titles.add(xpp.nextText());</text:span></text:p>
      <text:p text:style-name="P6"><text:s text:c="28"/><text:span text:style-name="T3">}</text:span></text:p>
      <text:p text:style-name="P6"><text:s text:c="24"/><text:span text:style-name="T3">}</text:span></text:p>
      <text:p text:style-name="P6"><text:s text:c="24"/><text:span text:style-name="T3">else if (xpp.getName().equalsIgnoreCase("link"))</text:span></text:p>
      <text:p text:style-name="P6"><text:s text:c="24"/><text:span text:style-name="T3">{</text:span></text:p>
      <text:p text:style-name="P6"><text:s text:c="28"/><text:span text:style-name="T3">if (insideItem)</text:span></text:p>
      <text:p text:style-name="P6"><text:s text:c="28"/><text:span text:style-name="T3">{</text:span></text:p>
      <text:p text:style-name="P6"><text:s text:c="32"/><text:span text:style-name="T3">links.add(xpp.nextText());</text:span></text:p>
      <text:p text:style-name="P6"><text:s text:c="28"/><text:span text:style-name="T3">}</text:span></text:p>
      <text:p text:style-name="P6"><text:s text:c="24"/><text:span text:style-name="T3">}</text:span></text:p>
      <text:p text:style-name="P6"><text:s text:c="20"/><text:span text:style-name="T3">}</text:span></text:p>
      <text:p text:style-name="P6"><text:s text:c="20"/><text:span text:style-name="T3">else if (eventType == XmlPullParser.</text:span><text:span text:style-name="T4">END_TAG <text:s/></text:span><text:span text:style-name="T3">&amp;&amp;</text:span></text:p>
      <text:p text:style-name="P6"><text:s text:c="28"/><text:span text:style-name="T3">xpp.getName().equalsIgnoreCase("item"))</text:span></text:p>
      <text:p text:style-name="P6"><text:s text:c="20"/><text:span text:style-name="T3">{</text:span></text:p>
      <text:p text:style-name="P6"><text:s text:c="24"/><text:span text:style-name="T3">insideItem = false;</text:span></text:p>
      <text:p text:style-name="P6"><text:s text:c="20"/><text:span text:style-name="T3">}</text:span></text:p>
      <text:p text:style-name="P6"><text:s text:c="20"/><text:span text:style-name="T3">eventType = xpp.next();</text:span></text:p>
      <text:p text:style-name="P6"><text:s text:c="16"/><text:span text:style-name="T3">}</text:span></text:p>
      <text:p text:style-name="P6"><text:s text:c="12"/><text:span text:style-name="T3">}</text:span></text:p>
      <text:p text:style-name="P6"><text:s text:c="12"/><text:span text:style-name="T3">catch (MalformedURLException e) {</text:span></text:p>
      <text:p text:style-name="P6"><text:s text:c="16"/><text:span text:style-name="T3">exception = e;</text:span></text:p>
      <text:p text:style-name="P6"><text:s text:c="12"/><text:span text:style-name="T3">} catch (XmlPullParserException e) {</text:span></text:p>
      <text:p text:style-name="P6"><text:s text:c="16"/><text:span text:style-name="T3">exception = e;</text:span></text:p>
      <text:p text:style-name="P6"><text:s text:c="12"/><text:span text:style-name="T3">} catch (IOException e) {</text:span></text:p>
      <text:p text:style-name="P6"><text:s text:c="16"/><text:span text:style-name="T3">exception = e;</text:span></text:p>
      <text:p text:style-name="P6"><text:s text:c="12"/><text:span text:style-name="T3">}</text:span></text:p>
      <text:p text:style-name="P6"><text:s text:c="12"/><text:span text:style-name="T3">return exception;</text:span></text:p>
      <text:p text:style-name="P6"><text:s text:c="8"/><text:span text:style-name="T3">}</text:span></text:p>
      <text:p text:style-name="P6"><text:s text:c="8"/><text:span text:style-name="T3">@Override</text:span></text:p>
      <text:p text:style-name="P6"><text:s text:c="8"/><text:span text:style-name="T3">protected void onPostExecute(Exception s) {</text:span></text:p>
      <text:p text:style-name="P6"><text:s text:c="12"/><text:span text:style-name="T3">// </text:span><text:span text:style-name="T4">TODO Auto-generated method stub</text:span></text:p>
      <text:p text:style-name="P6"><text:s text:c="12"/><text:span text:style-name="T3">super.onPostExecute(s);</text:span></text:p>
      <text:p text:style-name="P6"><text:s text:c="12"/><text:span text:style-name="T3">ArrayAdapter&lt;String&gt; adapter = new ArrayAdapter&lt;String&gt;(</text:span></text:p>
      <text:p text:style-name="P6"><text:s text:c="20"/><text:span text:style-name="T3">MainActivity.this, android.R.layout.</text:span><text:span text:style-name="T4">simple_list_item_1</text:span><text:span text:style-name="T3">, titles);</text:span></text:p>
      <text:p text:style-name="P6"><text:s text:c="12"/><text:span text:style-name="T3">L1.setAdapter(adapter);</text:span></text:p>
      <text:p text:style-name="P6"><text:s text:c="12"/><text:span text:style-name="T3">progressDialog.dismiss();</text:span></text:p>
      <text:p text:style-name="P6"><text:s text:c="8"/><text:span text:style-name="T3">}</text:span></text:p>
      <text:p text:style-name="P6"><text:s text:c="4"/><text:span text:style-name="T3">}</text:span></text:p>
      <text:p text:style-name="P6"><text:s text:c="4"/><text:span text:style-name="T3">@Override</text:span></text:p>
      <text:p text:style-name="P6"><text:s text:c="4"/><text:span text:style-name="T3">public View findViewById(int id) {</text:span></text:p>
      <text:p text:style-name="P6"><text:s text:c="8"/><text:span text:style-name="T3">// </text:span><text:span text:style-name="T4">TODO Auto-generated method stub</text:span></text:p>
      <text:p text:style-name="P6"><text:s text:c="8"/><text:span text:style-name="T3">return super.findViewById(id);</text:span></text:p>
      <text:p text:style-name="P6"><text:s text:c="4"/><text:span text:style-name="T3">}</text:span></text:p>
      <text:p text:style-name="P6"><text:s text:c="4"/><text:span text:style-name="T3">@Override</text:span></text:p>
      <text:p text:style-name="P6"><text:s text:c="4"/><text:span text:style-name="T3">public boolean onCreateOptionsMenu(Menu menu) {</text:span></text:p>
      <text:p text:style-name="P6"><text:s text:c="8"/><text:span text:style-name="T3">// Inflate the menu; this adds items to the action bar if it is present.</text:span></text:p>
      <text:p text:style-name="P6"><text:s text:c="8"/><text:span text:style-name="T3">return true;</text:span></text:p>
      <text:p text:style-name="P6"><text:soft-page-break/><text:s text:c="4"/><text:span text:style-name="T3">}</text:span></text:p>
      <text:p text:style-name="P4">}</text:p>
      <text:p text:style-name="P9">ex_7</text:p>
      <text:p text:style-name="P8">xml:</text:p>
      <text:p text:style-name="P5">&lt;?xml version="1.0" encoding="utf-8"?&gt;</text:p>
      <text:p text:style-name="P2">&lt;androidx.constraintlayout.widget.ConstraintLayout xmlns:android="http://schemas.android.com/apk/res/android"</text:p>
      <text:p text:style-name="P6"><text:s text:c="4"/><text:span text:style-name="T3">xmlns:app="http://schemas.android.com/apk/res-auto"</text:span></text:p>
      <text:p text:style-name="P6"><text:s text:c="4"/><text:span text:style-name="T3">xmlns:tools="http://schemas.android.com/tools"</text:span></text:p>
      <text:p text:style-name="P6"><text:s text:c="4"/><text:span text:style-name="T3">android:layout_width="match_parent"</text:span></text:p>
      <text:p text:style-name="P6"><text:s text:c="4"/><text:span text:style-name="T3">android:layout_height="match_parent"</text:span></text:p>
      <text:p text:style-name="P6"><text:s text:c="4"/><text:span text:style-name="T3">tools:context=".MainActivity"&gt;</text:span></text:p>
      <text:p text:style-name="P6"><text:s text:c="4"/><text:span text:style-name="T3">&lt;TextView</text:span></text:p>
      <text:p text:style-name="P6"><text:s text:c="8"/><text:span text:style-name="T3">android:id="@+id/textView"</text:span></text:p>
      <text:p text:style-name="P6"><text:s text:c="8"/><text:span text:style-name="T3">android:layout_width="wrap_content"</text:span></text:p>
      <text:p text:style-name="P6"><text:s text:c="8"/><text:span text:style-name="T3">android:layout_height="wrap_content"</text:span></text:p>
      <text:p text:style-name="P6"><text:s text:c="8"/><text:span text:style-name="T3">android:layout_marginTop="144dp"</text:span></text:p>
      <text:p text:style-name="P6"><text:s text:c="8"/><text:span text:style-name="T3">android:text="Latitude :"</text:span></text:p>
      <text:p text:style-name="P6"><text:s text:c="8"/><text:span text:style-name="T3">app:layout_constraintEnd_toEndOf="parent"</text:span></text:p>
      <text:p text:style-name="P6"><text:s text:c="8"/><text:span text:style-name="T3">app:layout_constraintStart_toStartOf="parent"</text:span></text:p>
      <text:p text:style-name="P6"><text:s text:c="8"/><text:span text:style-name="T3">app:layout_constraintTop_toTopOf="parent" /&gt;</text:span></text:p>
      <text:p text:style-name="P6"><text:s text:c="4"/><text:span text:style-name="T3">&lt;TextView</text:span></text:p>
      <text:p text:style-name="P6"><text:s text:c="8"/><text:span text:style-name="T3">android:id="@+id/textView2"</text:span></text:p>
      <text:p text:style-name="P6"><text:s text:c="8"/><text:span text:style-name="T3">android:layout_width="wrap_content"</text:span></text:p>
      <text:p text:style-name="P6"><text:s text:c="8"/><text:span text:style-name="T3">android:layout_height="wrap_content"</text:span></text:p>
      <text:p text:style-name="P6"><text:s text:c="8"/><text:span text:style-name="T3">android:layout_marginTop="64dp"</text:span></text:p>
      <text:p text:style-name="P6"><text:s text:c="8"/><text:span text:style-name="T3">android:text="Longitude :"</text:span></text:p>
      <text:p text:style-name="P6"><text:s text:c="8"/><text:span text:style-name="T3">app:layout_constraintBottom_toBottomOf="parent"</text:span></text:p>
      <text:p text:style-name="P6"><text:s text:c="8"/><text:span text:style-name="T3">app:layout_constraintEnd_toEndOf="parent"</text:span></text:p>
      <text:p text:style-name="P6"><text:s text:c="8"/><text:span text:style-name="T3">app:layout_constraintStart_toStartOf="parent"</text:span></text:p>
      <text:p text:style-name="P6"><text:s text:c="8"/><text:span text:style-name="T3">app:layout_constraintTop_toBottomOf="@+id/textView"</text:span></text:p>
      <text:p text:style-name="P6"><text:s text:c="8"/><text:span text:style-name="T3">app:layout_constraintVertical_bias="0.193" /&gt;</text:span></text:p>
      <text:p text:style-name="P4">&lt;/androidx.constraintlayout.widget.ConstraintLayout&gt;</text:p>
      <text:p text:style-name="P8">manifest:</text:p>
      <text:p text:style-name="P5">&lt;?xml version="1.0" encoding="utf-8"?&gt;</text:p>
      <text:p text:style-name="P2">&lt;manifest xmlns:android="http://schemas.android.com/apk/res/android"</text:p>
      <text:p text:style-name="P6"><text:s text:c="4"/><text:span text:style-name="T3">xmlns:tools="http://schemas.android.com/tools"&gt;</text:span></text:p>
      <text:p text:style-name="P6"><text:s text:c="4"/><text:span text:style-name="T3">&lt;uses-permission android:name="android.permission.ACCESS_FINE_LOCATION"/&gt;</text:span></text:p>
      <text:p text:style-name="P6"><text:s text:c="4"/><text:span text:style-name="T3">&lt;uses-permission android:name="android.permission.ACCESS_COARSE_LOCATION"/&gt;</text:span></text:p>
      <text:p text:style-name="P6"><text:s text:c="4"/><text:span text:style-name="T3">&lt;uses-permission android:name="android.permission.INTERNET"/&gt;</text:span></text:p>
      <text:p text:style-name="P6"><text:s text:c="4"/><text:span text:style-name="T3">&lt;application</text:span></text:p>
      <text:p text:style-name="P6"><text:s text:c="8"/><text:span text:style-name="T3">android:allowBackup="true"</text:span></text:p>
      <text:p text:style-name="P6"><text:s text:c="8"/><text:span text:style-name="T3">android:dataExtractionRules="@xml/data_extraction_rules"</text:span></text:p>
      <text:p text:style-name="P6"><text:s text:c="8"/><text:span text:style-name="T3">android:fullBackupContent="@xml/backup_rules"</text:span></text:p>
      <text:p text:style-name="P6"><text:s text:c="8"/><text:span text:style-name="T3">android:icon="@mipmap/ic_launcher"</text:span></text:p>
      <text:p text:style-name="P6"><text:s text:c="8"/><text:span text:style-name="T3">android:label="@string/app_name"</text:span></text:p>
      <text:p text:style-name="P6"><text:s text:c="8"/><text:span text:style-name="T3">android:roundIcon="@mipmap/ic_launcher_round"</text:span></text:p>
      <text:p text:style-name="P6"><text:s text:c="8"/><text:span text:style-name="T3">android:supportsRtl="true"</text:span></text:p>
      <text:p text:style-name="P6"><text:s text:c="8"/><text:span text:style-name="T3">android:theme="@style/Theme.Ex_7"</text:span></text:p>
      <text:p text:style-name="P6"><text:s text:c="8"/><text:span text:style-name="T3">tools:targetApi="31"&gt;</text:span></text:p>
      <text:p text:style-name="P6"><text:s text:c="8"/><text:span text:style-name="T3">&lt;activity</text:span></text:p>
      <text:p text:style-name="P6"><text:s text:c="12"/><text:span text:style-name="T3">android:name=".MainActivity"</text:span></text:p>
      <text:p text:style-name="P6"><text:s text:c="12"/><text:span text:style-name="T3">android:exported="true"&gt;</text:span></text:p>
      <text:p text:style-name="P6"><text:s text:c="12"/><text:span text:style-name="T3">&lt;intent-filter&gt;</text:span></text:p>
      <text:p text:style-name="P6"><text:s text:c="16"/><text:span text:style-name="T3">&lt;action android:name="android.intent.action.MAIN" /&gt;</text:span></text:p>
      <text:p text:style-name="P6"><text:s text:c="16"/><text:span text:style-name="T3">&lt;category android:name="android.intent.category.LAUNCHER" /&gt;</text:span></text:p>
      <text:p text:style-name="P6"><text:s text:c="12"/><text:span text:style-name="T3">&lt;/intent-filter&gt;</text:span></text:p>
      <text:p text:style-name="P6"><text:s text:c="8"/><text:span text:style-name="T3">&lt;/activity&gt;</text:span></text:p>
      <text:p text:style-name="P6"><text:s text:c="4"/><text:span text:style-name="T3">&lt;/application&gt;</text:span></text:p>
      <text:p text:style-name="P7"><text:span text:style-name="T3">&lt;/manifest&gt;</text:span></text:p>
      <text:p text:style-name="P8"><text:soft-page-break/>java:</text:p>
      <text:p text:style-name="P5">package com.example.ex_7;</text:p>
      <text:p text:style-name="P2">import android.Manifest;</text:p>
      <text:p text:style-name="P2">import android.annotation.SuppressLint;</text:p>
      <text:p text:style-name="P2">import android.content.pm.PackageManager;</text:p>
      <text:p text:style-name="P2">import android.location.Location;</text:p>
      <text:p text:style-name="P2">import android.location.LocationListener;</text:p>
      <text:p text:style-name="P2">import android.location.LocationManager;</text:p>
      <text:p text:style-name="P2">import android.os.Bundle;</text:p>
      <text:p text:style-name="P2">import android.widget.TextView;</text:p>
      <text:p text:style-name="P2">import androidx.annotation.NonNull;</text:p>
      <text:p text:style-name="P2">import androidx.appcompat.app.AppCompatActivity;</text:p>
      <text:p text:style-name="P2">import androidx.core.app.ActivityCompat;</text:p>
      <text:p text:style-name="P2">import androidx.core.content.ContextCompat;</text:p>
      <text:p text:style-name="P2">public class MainActivity extends AppCompatActivity {</text:p>
      <text:p text:style-name="P6"><text:s text:c="4"/><text:span text:style-name="T3">private static final int </text:span><text:span text:style-name="T4">LOCATION_PERMISSION_REQUEST_CODE </text:span><text:span text:style-name="T3">= 1;</text:span></text:p>
      <text:p text:style-name="P6"><text:s text:c="4"/><text:span text:style-name="T3">private TextView latitudeTextView;</text:span></text:p>
      <text:p text:style-name="P6"><text:s text:c="4"/><text:span text:style-name="T3">private TextView longitudeTextView;</text:span></text:p>
      <text:p text:style-name="P6"><text:s text:c="4"/><text:span text:style-name="T3">private LocationManager locationManager;</text:span></text:p>
      <text:p text:style-name="P6"><text:s text:c="4"/><text:span text:style-name="T3">private LocationListener locationListener;</text:span></text:p>
      <text:p text:style-name="P6"><text:s text:c="4"/><text:span text:style-name="T3">@SuppressLint("MissingInflatedId")</text:span></text:p>
      <text:p text:style-name="P6"><text:s text:c="4"/><text:span text:style-name="T3">@Override</text:span></text:p>
      <text:p text:style-name="P6"><text:s text:c="4"/><text:span text:style-name="T3">protected void onCreate(Bundle savedInstanceState) {</text:span></text:p>
      <text:p text:style-name="P6"><text:s text:c="8"/><text:span text:style-name="T3">super.onCreate(savedInstanceState); setContentView(R.layout.</text:span><text:span text:style-name="T4">activity_main</text:span><text:span text:style-name="T3">);</text:span></text:p>
      <text:p text:style-name="P6"><text:s text:c="8"/><text:span text:style-name="T3">latitudeTextView = findViewById(R.id.</text:span><text:span text:style-name="T4">textView</text:span><text:span text:style-name="T3">);</text:span></text:p>
      <text:p text:style-name="P6"><text:s text:c="8"/><text:span text:style-name="T3">longitudeTextView = findViewById(R.id.</text:span><text:span text:style-name="T4">textView2</text:span><text:span text:style-name="T3">);</text:span></text:p>
      <text:p text:style-name="P6"><text:s text:c="8"/><text:span text:style-name="T3">locationManager = (LocationManager) getSystemService(</text:span><text:span text:style-name="T4">LOCATION_SERVICE</text:span><text:span text:style-name="T3">);</text:span></text:p>
      <text:p text:style-name="P6"><text:s text:c="8"/><text:span text:style-name="T3">if (checkLocationPermission()) {</text:span></text:p>
      <text:p text:style-name="P6"><text:s text:c="12"/><text:span text:style-name="T3">requestLocationUpdates();</text:span></text:p>
      <text:p text:style-name="P6"><text:s text:c="8"/><text:span text:style-name="T3">}</text:span></text:p>
      <text:p text:style-name="P6"><text:s text:c="4"/><text:span text:style-name="T3">}</text:span></text:p>
      <text:p text:style-name="P6"><text:s text:c="4"/><text:span text:style-name="T3">private boolean checkLocationPermission() {</text:span></text:p>
      <text:p text:style-name="P6"><text:s text:c="8"/><text:span text:style-name="T3">if (ContextCompat.</text:span><text:span text:style-name="T4">checkSelfPermission</text:span><text:span text:style-name="T3">(this, Manifest.permission.</text:span><text:span text:style-name="T4">ACCESS_FINE_LOCATION</text:span><text:span text:style-name="T3">)</text:span></text:p>
      <text:p text:style-name="P6"><text:s text:c="16"/><text:span text:style-name="T3">!= PackageManager.</text:span><text:span text:style-name="T4">PERMISSION_GRANTED</text:span><text:span text:style-name="T3">) { ActivityCompat.</text:span><text:span text:style-name="T4">requestPermissions</text:span><text:span text:style-name="T3">(this,</text:span></text:p>
      <text:p text:style-name="P6"><text:s text:c="16"/><text:span text:style-name="T3">new String[] {Manifest.permission.</text:span><text:span text:style-name="T4">ACCESS_FINE_LOCATION</text:span><text:span text:style-name="T3">},</text:span></text:p>
      <text:p text:style-name="P6"><text:s text:c="16"/><text:span text:style-name="T4">LOCATION_PERMISSION_REQUEST_CODE</text:span><text:span text:style-name="T3">); return false;</text:span></text:p>
      <text:p text:style-name="P6"><text:s text:c="8"/><text:span text:style-name="T3">}</text:span></text:p>
      <text:p text:style-name="P6"><text:s text:c="8"/><text:span text:style-name="T3">return true;</text:span></text:p>
      <text:p text:style-name="P6"><text:s text:c="4"/><text:span text:style-name="T3">}</text:span></text:p>
      <text:p text:style-name="P6"><text:s text:c="4"/><text:span text:style-name="T3">private void requestLocationUpdates() {</text:span></text:p>
      <text:p text:style-name="P6"><text:s text:c="8"/><text:span text:style-name="T3">locationListener = new LocationListener() {</text:span></text:p>
      <text:p text:style-name="P6"><text:s text:c="12"/><text:span text:style-name="T3">@Override</text:span></text:p>
      <text:p text:style-name="P6"><text:s text:c="12"/><text:span text:style-name="T3">public void onLocationChanged(Location location) {</text:span></text:p>
      <text:p text:style-name="P6"><text:s text:c="16"/><text:span text:style-name="T3">double latitude = location.getLatitude();</text:span></text:p>
      <text:p text:style-name="P6"><text:s text:c="16"/><text:span text:style-name="T3">double longitude = location.getLongitude();</text:span></text:p>
      <text:p text:style-name="P6"><text:s text:c="16"/><text:span text:style-name="T3">latitudeTextView.setText("Latitude: " + latitude);</text:span></text:p>
      <text:p text:style-name="P6"><text:s text:c="16"/><text:span text:style-name="T3">longitudeTextView.setText("Longitude: " + longitude);</text:span></text:p>
      <text:p text:style-name="P6"><text:s text:c="12"/><text:span text:style-name="T3">} @Override</text:span></text:p>
      <text:p text:style-name="P6"><text:s text:c="12"/><text:span text:style-name="T3">public void onStatusChanged(String provider, int status,</text:span></text:p>
      <text:p text:style-name="P6"><text:s text:c="40"/><text:span text:style-name="T3">Bundle extras) {</text:span></text:p>
      <text:p text:style-name="P6"><text:s text:c="12"/><text:span text:style-name="T3">}</text:span></text:p>
      <text:p text:style-name="P6"><text:s text:c="12"/><text:span text:style-name="T3">@Override</text:span></text:p>
      <text:p text:style-name="P6"><text:s text:c="12"/><text:span text:style-name="T3">public void onProviderEnabled(String provider) {</text:span></text:p>
      <text:p text:style-name="P6"><text:s text:c="12"/><text:span text:style-name="T3">}</text:span></text:p>
      <text:p text:style-name="P6"><text:s text:c="12"/><text:span text:style-name="T3">@Override</text:span></text:p>
      <text:p text:style-name="P6"><text:s text:c="12"/><text:span text:style-name="T3">public void onProviderDisabled(String provider) {</text:span></text:p>
      <text:p text:style-name="P6"><text:s text:c="12"/><text:span text:style-name="T3">}</text:span></text:p>
      <text:p text:style-name="P6"><text:s text:c="8"/><text:span text:style-name="T3">};</text:span></text:p>
      <text:p text:style-name="P6"><text:s text:c="8"/><text:span text:style-name="T3">if (ActivityCompat.</text:span><text:span text:style-name="T4">checkSelfPermission</text:span><text:span text:style-name="T3">(this, Manifest.permission.</text:span><text:span text:style-name="T4">ACCESS_FINE_LOCATION</text:span><text:span text:style-name="T3">) != PackageManager.</text:span><text:span text:style-name="T4">PERMISSION_GRANTED </text:span><text:span text:style-name="T3">&amp;&amp; ActivityCompat.</text:span><text:span text:style-name="T4">checkSelfPermission</text:span><text:span text:style-name="T3">(this, </text:span><text:soft-page-break/><text:span text:style-name="T3">Manifest.permission.</text:span><text:span text:style-name="T4">ACCESS_COARSE_LOCATION</text:span><text:span text:style-name="T3">) != PackageManager.</text:span><text:span text:style-name="T4">PERMISSION_GRANTED</text:span><text:span text:style-name="T3">) {</text:span></text:p>
      <text:p text:style-name="P6"><text:s text:c="12"/><text:span text:style-name="T3">return; }</text:span></text:p>
      <text:p text:style-name="P6"><text:s text:c="8"/><text:span text:style-name="T3">locationManager.requestLocationUpdates(LocationManager.</text:span><text:span text:style-name="T4">GPS_PROVIDER</text:span><text:span text:style-name="T3">, 0, 0, locationListener);</text:span></text:p>
      <text:p text:style-name="P6"><text:s text:c="4"/><text:span text:style-name="T3">}</text:span></text:p>
      <text:p text:style-name="P6"><text:s text:c="4"/><text:span text:style-name="T3">@Override</text:span></text:p>
      <text:p text:style-name="P6"><text:s text:c="4"/><text:span text:style-name="T3">public void onRequestPermissionsResult(int requestCode, @NonNull</text:span></text:p>
      <text:p text:style-name="P6"><text:s text:c="4"/><text:span text:style-name="T3">String[] permissions, @NonNull int[] grantResults) {</text:span></text:p>
      <text:p text:style-name="P6"><text:s text:c="8"/><text:span text:style-name="T3">super.onRequestPermissionsResult(requestCode, permissions,</text:span></text:p>
      <text:p text:style-name="P6"><text:s text:c="16"/><text:span text:style-name="T3">grantResults);</text:span></text:p>
      <text:p text:style-name="P6"><text:s text:c="8"/><text:span text:style-name="T3">if (requestCode == </text:span><text:span text:style-name="T4">LOCATION_PERMISSION_REQUEST_CODE</text:span><text:span text:style-name="T3">) {</text:span></text:p>
      <text:p text:style-name="P6"><text:s text:c="12"/><text:span text:style-name="T3">if (grantResults.length &gt; 0 &amp;&amp; grantResults[0] == PackageManager.</text:span><text:span text:style-name="T4">PERMISSION_GRANTED</text:span><text:span text:style-name="T3">) {</text:span></text:p>
      <text:p text:style-name="P6"><text:s text:c="16"/><text:span text:style-name="T3">requestLocationUpdates();</text:span></text:p>
      <text:p text:style-name="P6"><text:s text:c="12"/><text:span text:style-name="T3">}</text:span></text:p>
      <text:p text:style-name="P6"><text:s text:c="8"/><text:span text:style-name="T3">} }</text:span></text:p>
      <text:p text:style-name="P6"><text:s text:c="4"/><text:span text:style-name="T3">@Override</text:span></text:p>
      <text:p text:style-name="P6"><text:s text:c="4"/><text:span text:style-name="T3">protected void onDestroy() {</text:span></text:p>
      <text:p text:style-name="P6"><text:s text:c="8"/><text:span text:style-name="T3">super.onDestroy();</text:span></text:p>
      <text:p text:style-name="P6"><text:s text:c="8"/><text:span text:style-name="T3">if (locationManager != null &amp;&amp; locationListener != null) {</text:span></text:p>
      <text:p text:style-name="P6"><text:s text:c="12"/><text:span text:style-name="T3">locationManager.removeUpdates(locationListener);</text:span></text:p>
      <text:p text:style-name="P6"><text:s text:c="8"/><text:span text:style-name="T3">}</text:span></text:p>
      <text:p text:style-name="P7"><text:s text:c="4"/><text:span text:style-name="T3">} }</text:span></text:p>
      <text:p text:style-name="P9">ex_8</text:p>
      <text:p text:style-name="P8">xml:</text:p>
      <text:p text:style-name="P5">&lt;?xml version="1.0" encoding="utf-8"?&gt;</text:p>
      <text:p text:style-name="P2">&lt;LinearLayout</text:p>
      <text:p text:style-name="P6"><text:s text:c="4"/><text:span text:style-name="T3">xmlns:android="http://schemas.android.com/apk/res/android"</text:span></text:p>
      <text:p text:style-name="P6"><text:s text:c="4"/><text:span text:style-name="T3">xmlns:tools="http://schemas.android.com/tools"</text:span></text:p>
      <text:p text:style-name="P6"><text:s text:c="4"/><text:span text:style-name="T3">android:layout_width="match_parent"</text:span></text:p>
      <text:p text:style-name="P6"><text:s text:c="4"/><text:span text:style-name="T3">android:layout_height="match_parent"</text:span></text:p>
      <text:p text:style-name="P6"><text:s text:c="4"/><text:span text:style-name="T3">android:gravity="center"</text:span></text:p>
      <text:p text:style-name="P6"><text:s text:c="4"/><text:span text:style-name="T3">android:orientation="vertical"</text:span></text:p>
      <text:p text:style-name="P6"><text:s text:c="4"/><text:span text:style-name="T3">tools:context=".MainActivity"&gt;</text:span></text:p>
      <text:p text:style-name="P6"><text:s text:c="4"/><text:span text:style-name="T3">&lt;TextView</text:span></text:p>
      <text:p text:style-name="P6"><text:s text:c="8"/><text:span text:style-name="T3">android:id="@+id/tvText"</text:span></text:p>
      <text:p text:style-name="P6"><text:s text:c="8"/><text:span text:style-name="T3">android:layout_width="wrap_content"</text:span></text:p>
      <text:p text:style-name="P6"><text:s text:c="8"/><text:span text:style-name="T3">android:layout_height="wrap_content"</text:span></text:p>
      <text:p text:style-name="P6"><text:s text:c="8"/><text:span text:style-name="T3">android:layout_marginBottom="10dp"</text:span></text:p>
      <text:p text:style-name="P6"><text:s text:c="8"/><text:span text:style-name="T3">android:text=""</text:span></text:p>
      <text:p text:style-name="P6"><text:s text:c="8"/><text:span text:style-name="T3">android:textSize="18sp" /&gt;</text:span></text:p>
      <text:p text:style-name="P6"><text:s text:c="4"/><text:span text:style-name="T3">&lt;ImageButton</text:span></text:p>
      <text:p text:style-name="P6"><text:s text:c="8"/><text:span text:style-name="T3">android:id="@+id/btnSpeak"</text:span></text:p>
      <text:p text:style-name="P6"><text:s text:c="8"/><text:span text:style-name="T3">android:layout_width="wrap_content"</text:span></text:p>
      <text:p text:style-name="P6"><text:s text:c="8"/><text:span text:style-name="T3">android:layout_height="wrap_content"</text:span></text:p>
      <text:p text:style-name="P6"><text:s text:c="8"/><text:span text:style-name="T3">android:contentDescription="@string/app_name"/&gt;</text:span></text:p>
      <text:p text:style-name="P4">&lt;/LinearLayout&gt;</text:p>
      <text:p text:style-name="P8">manifest:</text:p>
      <text:p text:style-name="P5">&lt;?xml version="1.0" encoding="UTF-8"?&gt;</text:p>
      <text:p text:style-name="P2">&lt;manifest xmlns:tools="http://schemas.android.com/tools"</text:p>
      <text:p text:style-name="P6"><text:s text:c="4"/><text:span text:style-name="T3">android:versionName="1.0" android:versionCode="1"</text:span></text:p>
      <text:p text:style-name="P6"><text:s text:c="4"/><text:span text:style-name="T3">package="com.example.ex_8"</text:span></text:p>
      <text:p text:style-name="P6"><text:s text:c="4"/><text:span text:style-name="T3">xmlns:android="http://schemas.android.com/apk/res/android"&gt;</text:span></text:p>
      <text:p text:style-name="P6"><text:s text:c="4"/><text:span text:style-name="T3">&lt;uses-sdk android:targetSdkVersion="18" android:minSdkVersion="9"</text:span></text:p>
      <text:p text:style-name="P6"><text:s text:c="8"/><text:span text:style-name="T3">tools:ignore="GradleOverrides,OldTargetApi" /&gt;</text:span></text:p>
      <text:p text:style-name="P6"><text:s text:c="4"/><text:span text:style-name="T3">&lt;uses-permission android:name="android.permission.RECORD_AUDIO"/&gt;</text:span></text:p>
      <text:p text:style-name="P6"><text:s text:c="4"/><text:span text:style-name="T3">&lt;uses-permission android:name="android.permission.INTERNET"/&gt;</text:span></text:p>
      <text:p text:style-name="P6"><text:s text:c="4"/><text:span text:style-name="T3">&lt;application</text:span></text:p>
      <text:p text:style-name="P6"><text:s text:c="8"/><text:span text:style-name="T3">android:theme="@style/Theme.AppCompat"</text:span></text:p>
      <text:p text:style-name="P6"><text:s text:c="8"/><text:span text:style-name="T3">android:label="@string/app_name"</text:span></text:p>
      <text:p text:style-name="P6"><text:soft-page-break/><text:s text:c="8"/><text:span text:style-name="T3">android:icon="@drawable/ic_launcher_background"</text:span></text:p>
      <text:p text:style-name="P6"><text:s text:c="8"/><text:span text:style-name="T3">android:allowBackup="true"&gt;</text:span></text:p>
      <text:p text:style-name="P6"><text:s text:c="8"/><text:span text:style-name="T3">&lt;activity</text:span></text:p>
      <text:p text:style-name="P6"><text:s text:c="12"/><text:span text:style-name="T3">android:name=".MainActivity"</text:span></text:p>
      <text:p text:style-name="P6"><text:s text:c="12"/><text:span text:style-name="T3">android:exported="true"&gt;</text:span></text:p>
      <text:p text:style-name="P6"><text:s text:c="12"/><text:span text:style-name="T3">&lt;intent-filter&gt;</text:span></text:p>
      <text:p text:style-name="P6"><text:s text:c="16"/><text:span text:style-name="T3">&lt;action android:name="android.intent.action.MAIN"/&gt;</text:span></text:p>
      <text:p text:style-name="P6"><text:s text:c="16"/><text:span text:style-name="T3">&lt;category android:name="android.intent.category.LAUNCHER"/&gt;</text:span></text:p>
      <text:p text:style-name="P6"><text:s text:c="12"/><text:span text:style-name="T3">&lt;/intent-filter&gt;</text:span></text:p>
      <text:p text:style-name="P6"><text:s text:c="8"/><text:span text:style-name="T3">&lt;/activity&gt;</text:span></text:p>
      <text:p text:style-name="P6"><text:s text:c="4"/><text:span text:style-name="T3">&lt;/application&gt;</text:span></text:p>
      <text:p text:style-name="P4">&lt;/manifest&gt;</text:p>
      <text:p text:style-name="P8">java:</text:p>
      <text:p text:style-name="P5">package com.example.ex_8;</text:p>
      <text:p text:style-name="P2">import androidx.annotation.*;</text:p>
      <text:p text:style-name="P2">import androidx.appcompat.app.AppCompatActivity;</text:p>
      <text:p text:style-name="P2">import android.content.ActivityNotFoundException;</text:p>
      <text:p text:style-name="P2">import android.content.Intent;</text:p>
      <text:p text:style-name="P2">import android.os.Bundle;</text:p>
      <text:p text:style-name="P2">import android.speech.RecognizerIntent;</text:p>
      <text:p text:style-name="P2">import android.view.View;</text:p>
      <text:p text:style-name="P2">import android.widget.ImageButton;</text:p>
      <text:p text:style-name="P2">import android.widget.TextView;</text:p>
      <text:p text:style-name="P2">import android.widget.Toast;</text:p>
      <text:p text:style-name="P2">import java.util.ArrayList;</text:p>
      <text:p text:style-name="P2">public class MainActivity extends AppCompatActivity {</text:p>
      <text:p text:style-name="P6"><text:s text:c="4"/><text:span text:style-name="T3">protected static final int </text:span><text:span text:style-name="T4">RESULT_SPEECH </text:span><text:span text:style-name="T3">= 1; private TextView tvText;</text:span></text:p>
      <text:p text:style-name="P6"><text:s text:c="4"/><text:span text:style-name="T3">@Override</text:span></text:p>
      <text:p text:style-name="P6"><text:s text:c="4"/><text:span text:style-name="T3">protected void onCreate(Bundle savedInstanceState) {</text:span></text:p>
      <text:p text:style-name="P6"><text:s text:c="8"/><text:span text:style-name="T3">super.onCreate(savedInstanceState); setContentView(R.layout.</text:span><text:span text:style-name="T4">activity_main</text:span><text:span text:style-name="T3">); tvText =(TextView) findViewById(R.id.</text:span><text:span text:style-name="T4">tvText</text:span><text:span text:style-name="T3">); ImageButton btnSpeak = (ImageButton)</text:span></text:p>
      <text:p text:style-name="P6"><text:s text:c="16"/><text:span text:style-name="T3">findViewById(R.id.</text:span><text:span text:style-name="T4">btnSpeak</text:span><text:span text:style-name="T3">);</text:span></text:p>
      <text:p text:style-name="P6"><text:s text:c="8"/><text:span text:style-name="T3">btnSpeak.setOnClickListener(new View.OnClickListener() {</text:span></text:p>
      <text:p text:style-name="P6"><text:s text:c="12"/><text:span text:style-name="T3">@Override</text:span></text:p>
      <text:p text:style-name="P6"><text:s text:c="12"/><text:span text:style-name="T3">public void onClick(View view) {</text:span></text:p>
      <text:p text:style-name="P6"><text:s text:c="16"/><text:span text:style-name="T3">Intent intent = new Intent(RecognizerIntent.</text:span><text:span text:style-name="T4">ACTION_RECOGNIZE_SPEECH</text:span><text:span text:style-name="T3">);</text:span></text:p>
      <text:p text:style-name="P6"><text:s text:c="16"/><text:span text:style-name="T3">intent.putExtra(RecognizerIntent.</text:span><text:span text:style-name="T4">EXTRA_LANGUAGE_MODEL</text:span><text:span text:style-name="T3">, RecognizerIntent.</text:span><text:span text:style-name="T4">LANGUAGE_MODEL_FREE_FORM</text:span><text:span text:style-name="T3">);</text:span></text:p>
      <text:p text:style-name="P6"><text:s text:c="16"/><text:span text:style-name="T3">intent.putExtra(RecognizerIntent.</text:span><text:span text:style-name="T4">EXTRA_LANGUAGE</text:span><text:span text:style-name="T3">, "en-US");</text:span></text:p>
      <text:p text:style-name="P6"><text:s text:c="16"/><text:span text:style-name="T3">try {</text:span></text:p>
      <text:p text:style-name="P6"><text:s text:c="20"/><text:span text:style-name="T3">startActivityForResult(intent, </text:span><text:span text:style-name="T4">RESULT_SPEECH</text:span><text:span text:style-name="T3">); tvText.setText("");</text:span></text:p>
      <text:p text:style-name="P6"><text:s text:c="16"/><text:span text:style-name="T3">}</text:span></text:p>
      <text:p text:style-name="P6"><text:s text:c="16"/><text:span text:style-name="T3">catch (ActivityNotFoundException e) {</text:span></text:p>
      <text:p text:style-name="P6"><text:s text:c="20"/><text:span text:style-name="T3">Toast.</text:span><text:span text:style-name="T4">makeText</text:span><text:span text:style-name="T3">(getApplicationContext(), "Your device does not support Speech to Text",</text:span></text:p>
      <text:p text:style-name="P6"><text:s text:c="28"/><text:span text:style-name="T3">Toast.</text:span><text:span text:style-name="T4">LENGTH_SHORT</text:span><text:span text:style-name="T3">).show();</text:span></text:p>
      <text:p text:style-name="P6"><text:s text:c="20"/><text:span text:style-name="T3">e.printStackTrace();</text:span></text:p>
      <text:p text:style-name="P6"><text:s text:c="16"/><text:span text:style-name="T3">}</text:span></text:p>
      <text:p text:style-name="P6"><text:s text:c="12"/><text:span text:style-name="T3">} });</text:span></text:p>
      <text:p text:style-name="P6"><text:s text:c="4"/><text:span text:style-name="T3">}</text:span></text:p>
      <text:p text:style-name="P6"><text:s text:c="4"/><text:span text:style-name="T3">@Override</text:span></text:p>
      <text:p text:style-name="P6"><text:s text:c="4"/><text:span text:style-name="T3">protected void onActivityResult(int requestCode, int resultCode,</text:span></text:p>
      <text:p text:style-name="P6"><text:s text:c="36"/><text:span text:style-name="T3">@Nullable Intent data) {</text:span></text:p>
      <text:p text:style-name="P6"><text:s text:c="8"/><text:span text:style-name="T3">super.onActivityResult(requestCode, resultCode, data); if (requestCode == </text:span><text:span text:style-name="T4">RESULT_SPEECH</text:span><text:span text:style-name="T3">) {</text:span></text:p>
      <text:p text:style-name="P6"><text:s text:c="12"/><text:span text:style-name="T3">if (resultCode == </text:span><text:span text:style-name="T4">RESULT_OK </text:span><text:span text:style-name="T3">&amp;&amp; data != null) { ArrayList&lt;String&gt; text =</text:span></text:p>
      <text:p text:style-name="P6"><text:s text:c="20"/><text:span text:style-name="T3">data.getStringArrayListExtra(RecognizerIntent.</text:span><text:span text:style-name="T4">EXTRA_RESULTS</text:span><text:span text:style-name="T3">); assert text != null;</text:span></text:p>
      <text:p text:style-name="P6"><text:s text:c="16"/><text:span text:style-name="T3">tvText.setText(text.get(0));</text:span></text:p>
      <text:p text:style-name="P6"><text:soft-page-break/><text:s text:c="12"/><text:span text:style-name="T3">}</text:span></text:p>
      <text:p text:style-name="P6"><text:s text:c="8"/><text:span text:style-name="T3">} }</text:span></text:p>
      <text:p text:style-name="P4">}</text:p>
      <text:p text:style-name="P9">ex_9</text:p>
      <text:p text:style-name="P8">xml:</text:p>
      <text:p text:style-name="P5">&lt;?xml version="1.0" encoding="utf-8"?&gt;</text:p>
      <text:p text:style-name="P2">&lt;LinearLayout</text:p>
      <text:p text:style-name="P6"><text:s text:c="4"/><text:span text:style-name="T3">xmlns:android="http://schemas.android.com/apk/res/android"</text:span></text:p>
      <text:p text:style-name="P6"><text:s text:c="4"/><text:span text:style-name="T3">android:layout_width="match_parent"</text:span></text:p>
      <text:p text:style-name="P6"><text:s text:c="4"/><text:span text:style-name="T3">android:layout_height="match_parent"</text:span></text:p>
      <text:p text:style-name="P6"><text:s text:c="4"/><text:span text:style-name="T3">android:layout_margin="10dp"</text:span></text:p>
      <text:p text:style-name="P6"><text:s text:c="4"/><text:span text:style-name="T3">android:orientation="vertical"&gt;</text:span></text:p>
      <text:p text:style-name="P6"><text:s text:c="4"/><text:span text:style-name="T3">&lt;TextView</text:span></text:p>
      <text:p text:style-name="P6"><text:s text:c="8"/><text:span text:style-name="T3">android:layout_width="wrap_content"</text:span></text:p>
      <text:p text:style-name="P6"><text:s text:c="8"/><text:span text:style-name="T3">android:layout_height="wrap_content"</text:span></text:p>
      <text:p text:style-name="P6"><text:s text:c="8"/><text:span text:style-name="T3">android:text="Message"</text:span></text:p>
      <text:p text:style-name="P6"><text:s text:c="8"/><text:span text:style-name="T3">android:textSize="30sp" /&gt;</text:span></text:p>
      <text:p text:style-name="P6"><text:s text:c="4"/><text:span text:style-name="T3">&lt;EditText</text:span></text:p>
      <text:p text:style-name="P6"><text:s text:c="8"/><text:span text:style-name="T3">android:id="@+id/editText"</text:span></text:p>
      <text:p text:style-name="P6"><text:s text:c="8"/><text:span text:style-name="T3">android:layout_width="match_parent"</text:span></text:p>
      <text:p text:style-name="P6"><text:s text:c="8"/><text:span text:style-name="T3">android:layout_height="wrap_content"</text:span></text:p>
      <text:p text:style-name="P6"><text:s text:c="8"/><text:span text:style-name="T3">android:singleLine="true"</text:span></text:p>
      <text:p text:style-name="P6"><text:s text:c="8"/><text:span text:style-name="T3">android:textSize="30sp" /&gt;</text:span></text:p>
      <text:p text:style-name="P6"><text:s text:c="4"/><text:span text:style-name="T3">&lt;Button</text:span></text:p>
      <text:p text:style-name="P6"><text:s text:c="8"/><text:span text:style-name="T3">android:id="@+id/button"</text:span></text:p>
      <text:p text:style-name="P6"><text:s text:c="8"/><text:span text:style-name="T3">android:layout_width="wrap_content"</text:span></text:p>
      <text:p text:style-name="P6"><text:s text:c="8"/><text:span text:style-name="T3">android:layout_height="wrap_content"</text:span></text:p>
      <text:p text:style-name="P6"><text:s text:c="8"/><text:span text:style-name="T3">android:layout_margin="30dp"</text:span></text:p>
      <text:p text:style-name="P6"><text:s text:c="8"/><text:span text:style-name="T3">android:layout_gravity="center"</text:span></text:p>
      <text:p text:style-name="P6"><text:s text:c="8"/><text:span text:style-name="T3">android:text="Notify"</text:span></text:p>
      <text:p text:style-name="P6"><text:s text:c="8"/><text:span text:style-name="T3">android:textSize="30sp"/&gt;</text:span></text:p>
      <text:p text:style-name="P4">&lt;/LinearLayout&gt;</text:p>
      <text:p text:style-name="P8">manifest:</text:p>
      <text:p text:style-name="P5">&lt;?xml version="1.0" encoding="utf-8"?&gt;</text:p>
      <text:p text:style-name="P2"><text:span text:style-name="T30">&lt;manifest xmlns:android="http://schemas.</text:span>android.com/apk/res/android"</text:p>
      <text:p text:style-name="P6"><text:s text:c="4"/><text:span text:style-name="T3">xmlns:tools="http://schemas.android.com/tools"&gt;</text:span></text:p>
      <text:p text:style-name="P6"><text:s text:c="4"/><text:span text:style-name="T3">&lt;uses-permission android:name="android.permission.POST_NOTIFICATIONS"&gt;&lt;/uses-permission&gt;</text:span></text:p>
      <text:p text:style-name="P6"><text:s text:c="4"/><text:span text:style-name="T3">&lt;application</text:span></text:p>
      <text:p text:style-name="P6"><text:s text:c="8"/><text:span text:style-name="T3">android:allowBackup="true"</text:span></text:p>
      <text:p text:style-name="P6"><text:s text:c="8"/><text:span text:style-name="T3">android:dataExtractionRules="@xml/data_extraction_rules"</text:span></text:p>
      <text:p text:style-name="P6"><text:s text:c="8"/><text:span text:style-name="T3">android:fullBackupContent="@xml/backup_rules"</text:span></text:p>
      <text:p text:style-name="P6"><text:s text:c="8"/><text:span text:style-name="T3">android:icon="@mipmap/ic_launcher"</text:span></text:p>
      <text:p text:style-name="P6"><text:s text:c="8"/><text:span text:style-name="T3">android:label="@string/app_name"</text:span></text:p>
      <text:p text:style-name="P6"><text:s text:c="8"/><text:span text:style-name="T3">android:roundIcon="@mipmap/ic_launcher_round"</text:span></text:p>
      <text:p text:style-name="P6"><text:s text:c="8"/><text:span text:style-name="T3">android:supportsRtl="true"</text:span></text:p>
      <text:p text:style-name="P6"><text:s text:c="8"/><text:span text:style-name="T3">android:theme="@style/Theme.Ex_9"</text:span></text:p>
      <text:p text:style-name="P6"><text:s text:c="8"/><text:span text:style-name="T3">tools:targetApi="31"&gt;</text:span></text:p>
      <text:p text:style-name="P6"><text:s text:c="8"/><text:span text:style-name="T3">&lt;activity</text:span></text:p>
      <text:p text:style-name="P6"><text:s text:c="12"/><text:span text:style-name="T3">android:name=".MainActivity"</text:span></text:p>
      <text:p text:style-name="P6"><text:s text:c="12"/><text:span text:style-name="T3">android:exported="true"&gt;</text:span></text:p>
      <text:p text:style-name="P6"><text:s text:c="12"/><text:span text:style-name="T3">&lt;intent-filter&gt;</text:span></text:p>
      <text:p text:style-name="P6"><text:s text:c="16"/><text:span text:style-name="T3">&lt;action android:name="android.intent.action.MAIN" /&gt;</text:span></text:p>
      <text:p text:style-name="P6"><text:s text:c="16"/><text:span text:style-name="T3">&lt;category android:name="android.intent.category.LAUNCHER" /&gt;</text:span></text:p>
      <text:p text:style-name="P6"><text:s text:c="12"/><text:span text:style-name="T3">&lt;/intent-filter&gt;</text:span></text:p>
      <text:p text:style-name="P6"><text:s text:c="8"/><text:span text:style-name="T3">&lt;/activity&gt;</text:span></text:p>
      <text:p text:style-name="P6"><text:s text:c="4"/><text:span text:style-name="T3">&lt;/application&gt;</text:span></text:p>
      <text:p text:style-name="P4">&lt;/manifest&gt;</text:p>
      <text:p text:style-name="P8"/>
      <text:p text:style-name="P8"><text:soft-page-break/>java:</text:p>
      <text:p text:style-name="P5">package com.example.ex_9;</text:p>
      <text:p text:style-name="P2">import androidx.appcompat.app.AppCompatActivity;</text:p>
      <text:p text:style-name="P2">import androidx.core.app.NotificationCompat;</text:p>
      <text:p text:style-name="P2">import android.app.NotificationChannel;</text:p>
      <text:p text:style-name="P2">import android.app.NotificationManager;</text:p>
      <text:p text:style-name="P2">import android.app.PendingIntent;</text:p>
      <text:p text:style-name="P2">import android.content.Context;</text:p>
      <text:p text:style-name="P2">import android.content.Intent;</text:p>
      <text:p text:style-name="P2">import android.os.Build;</text:p>
      <text:p text:style-name="P2">import android.os.Bundle;</text:p>
      <text:p text:style-name="P2">import android.view.View;</text:p>
      <text:p text:style-name="P2">import android.widget.Button;</text:p>
      <text:p text:style-name="P2">import android.widget.EditText;</text:p>
      <text:p text:style-name="P2">public class MainActivity extends AppCompatActivity {</text:p>
      <text:p text:style-name="P6"><text:s text:c="4"/><text:span text:style-name="T3">Button notify;</text:span></text:p>
      <text:p text:style-name="P6"><text:s text:c="4"/><text:span text:style-name="T3">EditText e;</text:span></text:p>
      <text:p text:style-name="P6"><text:s text:c="4"/><text:span text:style-name="T3">public static final String </text:span><text:span text:style-name="T4">NOTIFICATION_CHANNEL_ID </text:span><text:span text:style-name="T3">= "10001" ; private final static String </text:span><text:span text:style-name="T4">default_notification_channel_id </text:span><text:span text:style-name="T3">=</text:span></text:p>
      <text:p text:style-name="P6"><text:s text:c="12"/><text:span text:style-name="T3">"default" ;</text:span></text:p>
      <text:p text:style-name="P6"><text:s text:c="4"/><text:span text:style-name="T3">@Override</text:span></text:p>
      <text:p text:style-name="P6"><text:s text:c="4"/><text:span text:style-name="T3">protected void onCreate(Bundle savedInstanceState) {</text:span></text:p>
      <text:p text:style-name="P6"><text:s text:c="8"/><text:span text:style-name="T3">createNotificationChannel(); super.onCreate(savedInstanceState); setContentView(R.layout.</text:span><text:span text:style-name="T4">activity_main</text:span><text:span text:style-name="T3">); notify= findViewById(R.id.</text:span><text:span text:style-name="T4">button</text:span><text:span text:style-name="T3">);</text:span></text:p>
      <text:p text:style-name="P6"><text:s text:c="8"/><text:span text:style-name="T3">e= findViewById(R.id.</text:span><text:span text:style-name="T4">editText</text:span><text:span text:style-name="T3">); notify.setOnClickListener(new View.OnClickListener()</text:span></text:p>
      <text:p text:style-name="P6"><text:s text:c="8"/><text:span text:style-name="T3">{</text:span></text:p>
      <text:p text:style-name="P6"><text:s text:c="12"/><text:span text:style-name="T3">@Override</text:span></text:p>
      <text:p text:style-name="P6"><text:s text:c="12"/><text:span text:style-name="T3">public void onClick(View v)</text:span></text:p>
      <text:p text:style-name="P6"><text:s text:c="12"/><text:span text:style-name="T3">{</text:span></text:p>
      <text:p text:style-name="P6"><text:s text:c="16"/><text:span text:style-name="T3">Intent intent = new Intent(MainActivity.this,</text:span></text:p>
      <text:p text:style-name="P6"><text:s text:c="24"/><text:span text:style-name="T3">MainActivity.class);</text:span></text:p>
      <text:p text:style-name="P6"><text:s text:c="16"/><text:span text:style-name="T3">intent.setFlags(Intent.</text:span><text:span text:style-name="T4">FLAG_ACTIVITY_NEW_TASK </text:span><text:span text:style-name="T3">| Intent.</text:span><text:span text:style-name="T4">FLAG_ACTIVITY_CLEAR_TASK</text:span><text:span text:style-name="T3">);</text:span></text:p>
      <text:p text:style-name="P6"><text:s text:c="16"/><text:span text:style-name="T3">PendingIntent pending = PendingIntent.</text:span><text:span text:style-name="T4">getActivity</text:span><text:span text:style-name="T3">(MainActivity.this, 0, intent,</text:span></text:p>
      <text:p text:style-name="P6"><text:s text:c="24"/><text:span text:style-name="T3">PendingIntent.</text:span><text:span text:style-name="T4">FLAG_IMMUTABLE</text:span><text:span text:style-name="T3">); NotificationCompat.Builder builder = new</text:span></text:p>
      <text:p text:style-name="P6"><text:s text:c="20"/><text:span text:style-name="T3">NotificationCompat.Builder(MainActivity.this, "10001") .setSmallIcon(R.mipmap.</text:span><text:span text:style-name="T4">ic_launcher</text:span><text:span text:style-name="T3">) .setContentTitle("New Message") .setContentText(e.getText().toString()) .setPriority(NotificationCompat.</text:span><text:span text:style-name="T4">PRIORITY_DEFAULT</text:span><text:span text:style-name="T3">)</text:span></text:p>
      <text:p text:style-name="P6"><text:s text:c="20"/><text:span text:style-name="T3">.setContentIntent(pending)</text:span></text:p>
      <text:p text:style-name="P6"><text:s text:c="20"/><text:span text:style-name="T3">.setAutoCancel(true);</text:span></text:p>
      <text:p text:style-name="P6"><text:s text:c="16"/><text:span text:style-name="T3">builder.setContentIntent(pending);</text:span></text:p>
      <text:p text:style-name="P6"><text:s text:c="16"/><text:span text:style-name="T3">NotificationManager manager = (NotificationManager)</text:span></text:p>
      <text:p text:style-name="P6"><text:s text:c="24"/><text:span text:style-name="T3">getSystemService(Context.</text:span><text:span text:style-name="T4">NOTIFICATION_SERVICE</text:span><text:span text:style-name="T3">); manager.notify(0, builder.build());</text:span></text:p>
      <text:p text:style-name="P6"><text:s text:c="12"/><text:span text:style-name="T3">} });</text:span></text:p>
      <text:p text:style-name="P6"><text:s text:c="4"/><text:span text:style-name="T3">}</text:span></text:p>
      <text:p text:style-name="P6"><text:s text:c="4"/><text:span text:style-name="T3">private void createNotificationChannel() {</text:span></text:p>
      <text:p text:style-name="P6"><text:s text:c="8"/><text:span text:style-name="T3">if (Build.VERSION.</text:span><text:span text:style-name="T4">SDK_INT </text:span><text:span text:style-name="T3">&gt;= Build.VERSION_CODES.</text:span><text:span text:style-name="T4">O</text:span><text:span text:style-name="T3">) { CharSequence name = "Notification";</text:span></text:p>
      <text:p text:style-name="P6"><text:s text:c="12"/><text:span text:style-name="T3">String description = "New Notification";</text:span></text:p>
      <text:p text:style-name="P6"><text:s text:c="12"/><text:span text:style-name="T3">int importance = NotificationManager.</text:span><text:span text:style-name="T4">IMPORTANCE_DEFAULT</text:span><text:span text:style-name="T3">; NotificationChannel channel = new</text:span></text:p>
      <text:p text:style-name="P6"><text:s text:c="20"/><text:span text:style-name="T3">NotificationChannel("10001", name, importance);</text:span></text:p>
      <text:p text:style-name="P6"><text:s text:c="12"/><text:span text:style-name="T3">channel.setDescription(description);</text:span></text:p>
      <text:p text:style-name="P6"><text:s text:c="12"/><text:span text:style-name="T3">NotificationManager notificationManager =</text:span></text:p>
      <text:p text:style-name="P6"><text:s text:c="20"/><text:span text:style-name="T3">getSystemService(NotificationManager.class);</text:span></text:p>
      <text:p text:style-name="P6"><text:s text:c="12"/><text:span text:style-name="T3">notificationManager.createNotificationChannel(channel);</text:span></text:p>
      <text:p text:style-name="P6"><text:s text:c="8"/><text:span text:style-name="T3">}</text:span></text:p>
      <text:p text:style-name="P7"><text:s text:c="4"/><text:span text:style-name="T3">} 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21:44:07.792557640</meta:creation-date>
    <dc:date>2023-10-18T22:30:44.468955882</dc:date>
    <meta:editing-duration>PT46M37S</meta:editing-duration>
    <meta:editing-cycles>1</meta:editing-cycles>
    <meta:document-statistic meta:table-count="0" meta:image-count="0" meta:object-count="0" meta:page-count="14" meta:paragraph-count="809" meta:word-count="1784" meta:character-count="31642" meta:non-whitespace-character-count="24433"/>
    <meta:generator>LibreOffice/7.4.0.3$MacOSX_AARCH64 LibreOffice_project/f85e47c08ddd19c015c0114a68350214f7066f5a</meta:generator>
  </office:meta>
</office:document-meta>
</file>